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1" style:family="table-column">
      <style:table-column-properties fo:break-before="auto" style:column-width="2.267cm"/>
    </style:style>
    <style:style style:name="ACOL-3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2.258cm"/>
    </style:style>
    <style:style style:name="AROW-0" style:family="table-row">
      <style:table-row-properties style:row-height="0.427cm" fo:break-before="auto" style:use-optimal-row-height="true"/>
    </style:style>
    <style:style style:name="AROW-7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-0xb95ca160" style:family="table" style:master-page-name="Hoja2">
      <style:table-properties table:display="true" style:writing-mode="lr-tb"/>
    </style:style>
    <style:style style:name="ta-0xb95ca2b0" style:family="table" style:master-page-name="Hoja3">
      <style:table-properties table:display="true" style:writing-mode="lr-tb"/>
    </style:style>
    <style:style style:name="ta3" style:family="table" style:master-page-name="Hoja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ACE-0xb95d30cc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b95d318c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nos" fo:font-size="10pt" fo:font-style="normal" style:text-underline-style="none" fo:font-weight="normal"/>
    </style:style>
    <style:style style:name="ce4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nos" fo:font-size="10pt" fo:font-style="normal" style:text-underline-style="none" fo:font-weight="normal"/>
    </style:style>
    <style:style style:name="ce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Tinos" fo:font-size="10pt" fo:font-style="normal" style:text-underline-style="none" fo:font-weight="normal"/>
    </style:style>
    <style:style style:name="ce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nos" fo:font-size="10pt" fo:font-style="normal" style:text-underline-style="none" fo:font-weight="normal"/>
    </style:style>
    <style:style style:name="ce8" style:family="table-cell" style:parent-style-name="Gnumeric-default" style:data-style-name="N1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3" table:print="false">
        <office:forms form:automatic-focus="false" form:apply-design-mode="false"/>
        <table:table-column table:style-name="ACOL-1" table:number-columns-repeated="12" table:default-cell-style-name="Default"/>
        <table:table-column table:style-name="co3" table:default-cell-style-name="Default"/>
        <table:table-column table:style-name="ACOL-1" table:default-cell-style-name="Default"/>
        <table:table-column table:style-name="co3" table:default-cell-style-name="Default"/>
        <table:table-column table:style-name="ACOL-3" table:number-columns-repeated="241" table:default-cell-style-name="Default"/>
        <table:table-row table:style-name="AROW-0" table:number-rows-repeated="3">
          <table:table-cell table:number-columns-repeated="256"/>
        </table:table-row>
        <table:table-row table:style-name="ro3">
          <table:table-cell table:style-name="Gnumeric-default"/>
          <table:table-cell table:style-name="Gnumeric-default" office:value-type="string">
            <text:p>tiempo mejor caso 3 i</text:p>
          </table:table-cell>
          <table:table-cell table:style-name="Gnumeric-default" table:number-columns-repeated="4"/>
          <table:table-cell table:style-name="ce3" office:value-type="string" table:number-columns-spanned="3" table:number-rows-spanned="1">
            <text:p>TIEMPO O(RAIZ DE P) cota teorica tomando raiz de p con los valores de entrada del mejor caso</text:p>
          </table:table-cell>
          <table:covered-table-cell table:number-columns-repeated="2"/>
          <table:table-cell table:style-name="Gnumeric-default" table:number-columns-repeated="4"/>
          <table:table-cell table:style-name="Gnumeric-default" office:value-type="string">
            <text:p>TIEMPO / COMPLEJIDAD</text:p>
          </table:table-cell>
          <table:table-cell table:style-name="Gnumeric-default" table:number-columns-repeated="3"/>
          <table:table-cell table:style-name="Gnumeric-default" office:value-type="string">
            <text:p>COMPLEJIODAD NUEVA</text:p>
          </table:table-cell>
          <table:table-cell table:style-name="Gnumeric-default" table:number-columns-repeated="4"/>
          <table:table-cell table:style-name="Gnumeric-default" office:value-type="string">
            <text:p>Tiempo / complejidad log p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 table:number-columns-repeated="6"/>
          <table:table-cell table:style-name="ce6" table:number-columns-repeated="3"/>
          <table:table-cell table:style-name="Gnumeric-default" table:number-columns-repeated="247"/>
        </table:table-row>
        <table:table-row table:style-name="ro4">
          <table:table-cell table:style-name="Gnumeric-default"/>
          <table:table-cell table:style-name="ce3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TIEMPO</text:p>
          </table:table-cell>
          <table:table-cell table:style-name="Gnumeric-default" table:number-columns-repeated="2"/>
          <table:table-cell table:style-name="ce3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TIEMPO</text:p>
          </table:table-cell>
          <table:table-cell table:style-name="Gnumeric-default"/>
          <table:table-cell table:style-name="ce3" table:number-columns-repeated="3"/>
          <table:table-cell table:style-name="ce3" office:value-type="string">
            <text:p>LLAVE</text:p>
          </table:table-cell>
          <table:table-cell table:style-name="ce3" office:value-type="string">
            <text:p>TIEMPO</text:p>
          </table:table-cell>
          <table:table-cell table:style-name="Gnumeric-default" table:number-columns-repeated="2"/>
          <table:table-cell table:style-name="Gnumeric-default" office:value-type="string">
            <text:p>LLAVE</text:p>
          </table:table-cell>
          <table:table-cell table:style-name="Gnumeric-default" office:value-type="string">
            <text:p>Tiempo</text:p>
          </table:table-cell>
          <table:table-cell table:style-name="ce3" office:value-type="string">
            <text:p>TIPO</text:p>
          </table:table-cell>
          <table:table-cell table:style-name="Gnumeric-default" table:number-columns-repeated="236"/>
        </table:table-row>
        <table:table-row table:style-name="ro5">
          <table:table-cell table:style-name="Gnumeric-default"/>
          <table:table-cell table:style-name="ce3" office:value-type="float" office:value="1">
            <text:p>1</text:p>
          </table:table-cell>
          <table:table-cell table:style-name="ce3" office:value-type="string">
            <text:p>3^0</text:p>
          </table:table-cell>
          <table:table-cell table:style-name="ce5" office:value-type="float" office:value="2183">
            <text:p>2183</text:p>
          </table:table-cell>
          <table:table-cell table:style-name="Gnumeric-default" table:number-columns-repeated="2"/>
          <table:table-cell table:style-name="ce3" office:value-type="float" office:value="1">
            <text:p>1</text:p>
          </table:table-cell>
          <table:table-cell table:style-name="ce3" office:value-type="string">
            <text:p>3^0</text:p>
          </table:table-cell>
          <table:table-cell table:style-name="ce7" office:value-type="float" office:value="2406">
            <text:p>2406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table:formula="of:=[.D7]/[.I7]" office:value-type="float" office:value="0.907315045719036">
            <text:p>0,907315045719</text:p>
          </table:table-cell>
          <table:table-cell table:style-name="Gnumeric-default" table:number-columns-repeated="2"/>
          <table:table-cell table:style-name="ce3" office:value-type="float" office:value="1">
            <text:p>1</text:p>
          </table:table-cell>
          <table:table-cell table:style-name="ce8" office:value-type="float" office:value="2451">
            <text:p>2451</text:p>
          </table:table-cell>
          <table:table-cell table:style-name="ce3"/>
          <table:table-cell table:style-name="Gnumeric-default" table:number-columns-repeated="2"/>
          <table:table-cell table:style-name="Gnumeric-default" table:formula="of:=[.D7]/[.S7]" office:value-type="float" office:value="0.890656874745002">
            <text:p>0,890656874745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3">
            <text:p>3</text:p>
          </table:table-cell>
          <table:table-cell table:style-name="ce3" office:value-type="string">
            <text:p>3^1</text:p>
          </table:table-cell>
          <table:table-cell table:style-name="ce5" office:value-type="float" office:value="5637">
            <text:p>5637</text:p>
          </table:table-cell>
          <table:table-cell table:style-name="Gnumeric-default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3^1</text:p>
          </table:table-cell>
          <table:table-cell table:style-name="ce7" office:value-type="float" office:value="6372.4">
            <text:p>6372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3">
            <text:p>3</text:p>
          </table:table-cell>
          <table:table-cell table:style-name="ce3" table:formula="of:=[.D8]/[.I8]" office:value-type="float" office:value="0.884596070554265">
            <text:p>0,8845960705543</text:p>
          </table:table-cell>
          <table:table-cell table:style-name="Gnumeric-default" table:number-columns-repeated="2"/>
          <table:table-cell table:style-name="ce3" office:value-type="float" office:value="3">
            <text:p>3</text:p>
          </table:table-cell>
          <table:table-cell table:style-name="ce8" office:value-type="float" office:value="5700.72">
            <text:p>5701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8]/[.S8]" office:value-type="float" office:value="0.988822464530796">
            <text:p>0,9888224645308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9">
            <text:p>9</text:p>
          </table:table-cell>
          <table:table-cell table:style-name="ce3" office:value-type="string">
            <text:p>3^2</text:p>
          </table:table-cell>
          <table:table-cell table:style-name="ce5" office:value-type="float" office:value="5637">
            <text:p>5637</text:p>
          </table:table-cell>
          <table:table-cell table:style-name="Gnumeric-default" table:number-columns-repeated="2"/>
          <table:table-cell table:style-name="ce3" office:value-type="float" office:value="9">
            <text:p>9</text:p>
          </table:table-cell>
          <table:table-cell table:style-name="ce3" office:value-type="string">
            <text:p>3^2</text:p>
          </table:table-cell>
          <table:table-cell table:style-name="ce7" office:value-type="float" office:value="6274.2">
            <text:p>6274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9">
            <text:p>9</text:p>
          </table:table-cell>
          <table:table-cell table:style-name="ce3" table:formula="of:=[.D9]/[.I9]" office:value-type="float" office:value="0.898441235536005">
            <text:p>0,898441235536</text:p>
          </table:table-cell>
          <table:table-cell table:style-name="Gnumeric-default" table:number-columns-repeated="2"/>
          <table:table-cell table:style-name="ce3" office:value-type="float" office:value="9">
            <text:p>9</text:p>
          </table:table-cell>
          <table:table-cell table:style-name="ce8" office:value-type="float" office:value="5671.32">
            <text:p>5671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9]/[.S9]" office:value-type="float" office:value="0.993948498762193">
            <text:p>0,9939484987622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27">
            <text:p>27</text:p>
          </table:table-cell>
          <table:table-cell table:style-name="ce3" office:value-type="string">
            <text:p>3^3</text:p>
          </table:table-cell>
          <table:table-cell table:style-name="ce5" office:value-type="float" office:value="6127">
            <text:p>6127</text:p>
          </table:table-cell>
          <table:table-cell table:style-name="Gnumeric-default" table:number-columns-repeated="2"/>
          <table:table-cell table:style-name="ce3" office:value-type="float" office:value="27">
            <text:p>27</text:p>
          </table:table-cell>
          <table:table-cell table:style-name="ce3" office:value-type="string">
            <text:p>3^3</text:p>
          </table:table-cell>
          <table:table-cell table:style-name="ce7" office:value-type="float" office:value="6568.2">
            <text:p>6568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27">
            <text:p>27</text:p>
          </table:table-cell>
          <table:table-cell table:style-name="ce3" table:formula="of:=[.D10]/[.I10]" office:value-type="float" office:value="0.932827867604519">
            <text:p>0,9328278676045</text:p>
          </table:table-cell>
          <table:table-cell table:style-name="Gnumeric-default" table:number-columns-repeated="2"/>
          <table:table-cell table:style-name="ce3" office:value-type="float" office:value="27">
            <text:p>27</text:p>
          </table:table-cell>
          <table:table-cell table:style-name="ce8" office:value-type="float" office:value="6141.72">
            <text:p>6142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10]/[.S10]" office:value-type="float" office:value="0.997603277257836">
            <text:p>0,9976032772578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81">
            <text:p>81</text:p>
          </table:table-cell>
          <table:table-cell table:style-name="ce3" office:value-type="string">
            <text:p>3^4</text:p>
          </table:table-cell>
          <table:table-cell table:style-name="ce5" office:value-type="float" office:value="6984">
            <text:p>6984</text:p>
          </table:table-cell>
          <table:table-cell table:style-name="Gnumeric-default" table:number-columns-repeated="2"/>
          <table:table-cell table:style-name="ce3" office:value-type="float" office:value="81">
            <text:p>81</text:p>
          </table:table-cell>
          <table:table-cell table:style-name="ce3" office:value-type="string">
            <text:p>3^4</text:p>
          </table:table-cell>
          <table:table-cell table:style-name="ce7" office:value-type="float" office:value="8822">
            <text:p>8822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81">
            <text:p>81</text:p>
          </table:table-cell>
          <table:table-cell table:style-name="ce3" table:formula="of:=[.D11]/[.I11]" office:value-type="float" office:value="0.791657220584901">
            <text:p>0,7916572205849</text:p>
          </table:table-cell>
          <table:table-cell table:style-name="Gnumeric-default" table:number-columns-repeated="2"/>
          <table:table-cell table:style-name="ce3" office:value-type="float" office:value="81">
            <text:p>81</text:p>
          </table:table-cell>
          <table:table-cell table:style-name="ce8" office:value-type="float" office:value="6986.44">
            <text:p>6986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11]/[.S11]" office:value-type="float" office:value="0.999650752028215">
            <text:p>0,9996507520282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729">
            <text:p>729</text:p>
          </table:table-cell>
          <table:table-cell table:style-name="ce3" office:value-type="string">
            <text:p>3^6</text:p>
          </table:table-cell>
          <table:table-cell table:style-name="ce5" office:value-type="float" office:value="8428">
            <text:p>8428</text:p>
          </table:table-cell>
          <table:table-cell table:style-name="Gnumeric-default" table:number-columns-repeated="2"/>
          <table:table-cell table:style-name="ce3" office:value-type="float" office:value="243">
            <text:p>243</text:p>
          </table:table-cell>
          <table:table-cell table:style-name="ce3" office:value-type="string">
            <text:p>3^5</text:p>
          </table:table-cell>
          <table:table-cell table:style-name="ce7" office:value-type="float" office:value="24017">
            <text:p>24017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243">
            <text:p>243</text:p>
          </table:table-cell>
          <table:table-cell table:style-name="ce3" table:formula="of:=[.D12]/[.I12]" office:value-type="float" office:value="0.350918099679394">
            <text:p>0,3509180996794</text:p>
          </table:table-cell>
          <table:table-cell table:style-name="Gnumeric-default" table:number-columns-repeated="2"/>
          <table:table-cell table:style-name="ce3" office:value-type="float" office:value="729">
            <text:p>729</text:p>
          </table:table-cell>
          <table:table-cell table:style-name="ce8" office:value-type="float" office:value="8439.7">
            <text:p>8440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12]/[.S12]" office:value-type="float" office:value="0.998613694799578">
            <text:p>0,9986136947996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243">
            <text:p>243</text:p>
          </table:table-cell>
          <table:table-cell table:style-name="ce3" office:value-type="string">
            <text:p>3^5</text:p>
          </table:table-cell>
          <table:table-cell table:style-name="ce5" office:value-type="float" office:value="8578">
            <text:p>8578</text:p>
          </table:table-cell>
          <table:table-cell table:style-name="Gnumeric-default" table:number-columns-repeated="2"/>
          <table:table-cell table:style-name="ce3" office:value-type="float" office:value="729">
            <text:p>729</text:p>
          </table:table-cell>
          <table:table-cell table:style-name="ce3" office:value-type="string">
            <text:p>3^6</text:p>
          </table:table-cell>
          <table:table-cell table:style-name="ce7" office:value-type="float" office:value="101949">
            <text:p>101949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729">
            <text:p>729</text:p>
          </table:table-cell>
          <table:table-cell table:style-name="ce3" table:formula="of:=[.D13]/[.I13]" office:value-type="float" office:value="0.0841401092703214">
            <text:p>0,0841401092703</text:p>
          </table:table-cell>
          <table:table-cell table:style-name="Gnumeric-default" table:number-columns-repeated="2"/>
          <table:table-cell table:style-name="ce3" office:value-type="float" office:value="243">
            <text:p>243</text:p>
          </table:table-cell>
          <table:table-cell table:style-name="ce8" office:value-type="float" office:value="9312">
            <text:p>9312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13]/[.S13]" office:value-type="float" office:value="0.921176975945017">
            <text:p>0,921176975945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2187">
            <text:p>2187</text:p>
          </table:table-cell>
          <table:table-cell table:style-name="ce3" office:value-type="string">
            <text:p>3^7</text:p>
          </table:table-cell>
          <table:table-cell table:style-name="ce5" office:value-type="float" office:value="9803">
            <text:p>9803</text:p>
          </table:table-cell>
          <table:table-cell table:style-name="Gnumeric-default" table:number-columns-repeated="2"/>
          <table:table-cell table:style-name="ce3" office:value-type="float" office:value="2187">
            <text:p>2187</text:p>
          </table:table-cell>
          <table:table-cell table:style-name="ce3" office:value-type="string">
            <text:p>3^7</text:p>
          </table:table-cell>
          <table:table-cell table:style-name="ce7" office:value-type="float" office:value="348981">
            <text:p>348981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2187">
            <text:p>2187</text:p>
          </table:table-cell>
          <table:table-cell table:style-name="ce3" table:formula="of:=[.D14]/[.I14]" office:value-type="float" office:value="0.0280903544892129">
            <text:p>0,0280903544892</text:p>
          </table:table-cell>
          <table:table-cell table:style-name="Gnumeric-default" table:number-columns-repeated="2"/>
          <table:table-cell table:style-name="ce3" office:value-type="float" office:value="2187">
            <text:p>2187</text:p>
          </table:table-cell>
          <table:table-cell table:style-name="ce8" office:value-type="float" office:value="10783">
            <text:p>10783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14]/[.S14]" office:value-type="float" office:value="0.909116201428174">
            <text:p>0,9091162014282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6561">
            <text:p>6561</text:p>
          </table:table-cell>
          <table:table-cell table:style-name="ce3" office:value-type="string">
            <text:p>3^8</text:p>
          </table:table-cell>
          <table:table-cell table:style-name="ce5" office:value-type="float" office:value="10906">
            <text:p>10906</text:p>
          </table:table-cell>
          <table:table-cell table:style-name="Gnumeric-default" table:number-columns-repeated="2"/>
          <table:table-cell table:style-name="ce3" office:value-type="float" office:value="6561">
            <text:p>6561</text:p>
          </table:table-cell>
          <table:table-cell table:style-name="ce3" office:value-type="string">
            <text:p>3^8</text:p>
          </table:table-cell>
          <table:table-cell table:style-name="ce7" office:value-type="float" office:value="788147">
            <text:p>788147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6561">
            <text:p>6561</text:p>
          </table:table-cell>
          <table:table-cell table:style-name="ce3" table:formula="of:=[.D15]/[.I15]" office:value-type="float" office:value="0.0138375201580416">
            <text:p>0,013837520158</text:p>
          </table:table-cell>
          <table:table-cell table:style-name="Gnumeric-default" table:number-columns-repeated="2"/>
          <table:table-cell table:style-name="ce3" office:value-type="float" office:value="6561">
            <text:p>6561</text:p>
          </table:table-cell>
          <table:table-cell table:style-name="ce8" office:value-type="float" office:value="12253">
            <text:p>12253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15]/[.S15]" office:value-type="float" office:value="0.890067738513017">
            <text:p>0,890067738513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19683">
            <text:p>19683</text:p>
          </table:table-cell>
          <table:table-cell table:style-name="ce3" office:value-type="string">
            <text:p>3^9</text:p>
          </table:table-cell>
          <table:table-cell table:style-name="ce5" office:value-type="float" office:value="11519">
            <text:p>11519</text:p>
          </table:table-cell>
          <table:table-cell table:style-name="Gnumeric-default" table:number-columns-repeated="2"/>
          <table:table-cell table:style-name="ce3" office:value-type="float" office:value="19683">
            <text:p>19683</text:p>
          </table:table-cell>
          <table:table-cell table:style-name="ce3" office:value-type="string">
            <text:p>3^9</text:p>
          </table:table-cell>
          <table:table-cell table:style-name="ce7" office:value-type="float" office:value="1043021">
            <text:p>1043021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19683">
            <text:p>19683</text:p>
          </table:table-cell>
          <table:table-cell table:style-name="ce3" table:formula="of:=[.D16]/[.I16]" office:value-type="float" office:value="0.0110438811874353">
            <text:p>0,0110438811874</text:p>
          </table:table-cell>
          <table:table-cell table:style-name="Gnumeric-default" table:number-columns-repeated="2"/>
          <table:table-cell table:style-name="ce3" office:value-type="float" office:value="19683">
            <text:p>19683</text:p>
          </table:table-cell>
          <table:table-cell table:style-name="ce8" office:value-type="float" office:value="13724">
            <text:p>13724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16]/[.S16]" office:value-type="float" office:value="0.839332556106091">
            <text:p>0,8393325561061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177147">
            <text:p>177147</text:p>
          </table:table-cell>
          <table:table-cell table:style-name="ce3" office:value-type="string">
            <text:p>3^11</text:p>
          </table:table-cell>
          <table:table-cell table:style-name="ce5" office:value-type="float" office:value="13111">
            <text:p>13111</text:p>
          </table:table-cell>
          <table:table-cell table:style-name="Gnumeric-default" table:number-columns-repeated="2"/>
          <table:table-cell table:style-name="ce3" office:value-type="float" office:value="59049">
            <text:p>59049</text:p>
          </table:table-cell>
          <table:table-cell table:style-name="ce3" office:value-type="string">
            <text:p>3^10</text:p>
          </table:table-cell>
          <table:table-cell table:style-name="ce7" office:value-type="float" office:value="1839502">
            <text:p>1839502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59049">
            <text:p>59049</text:p>
          </table:table-cell>
          <table:table-cell table:style-name="ce3" table:formula="of:=[.D17]/[.I17]" office:value-type="float" office:value="0.00712747254419946">
            <text:p>0,0071274725442</text:p>
          </table:table-cell>
          <table:table-cell table:style-name="Gnumeric-default" table:number-columns-repeated="2"/>
          <table:table-cell table:style-name="ce3" office:value-type="float" office:value="177147">
            <text:p>177147</text:p>
          </table:table-cell>
          <table:table-cell table:style-name="ce8" office:value-type="float" office:value="14704">
            <text:p>14704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17]/[.S17]" office:value-type="float" office:value="0.891662132752992">
            <text:p>0,891662132753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59049">
            <text:p>59049</text:p>
          </table:table-cell>
          <table:table-cell table:style-name="ce3" office:value-type="string">
            <text:p>3^10</text:p>
          </table:table-cell>
          <table:table-cell table:style-name="ce5" office:value-type="float" office:value="19851">
            <text:p>19851</text:p>
          </table:table-cell>
          <table:table-cell table:style-name="Gnumeric-default" table:number-columns-repeated="2"/>
          <table:table-cell table:style-name="ce3" office:value-type="float" office:value="177147">
            <text:p>177147</text:p>
          </table:table-cell>
          <table:table-cell table:style-name="ce3" office:value-type="string">
            <text:p>3^11</text:p>
          </table:table-cell>
          <table:table-cell table:style-name="ce7" office:value-type="float" office:value="3177588">
            <text:p>3177588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177147">
            <text:p>177147</text:p>
          </table:table-cell>
          <table:table-cell table:style-name="ce3" table:formula="of:=[.D18]/[.I18]" office:value-type="float" office:value="0.00624719126582804">
            <text:p>0,0062471912658</text:p>
          </table:table-cell>
          <table:table-cell table:style-name="Gnumeric-default" table:number-columns-repeated="2"/>
          <table:table-cell table:style-name="ce3" office:value-type="float" office:value="59049">
            <text:p>59049</text:p>
          </table:table-cell>
          <table:table-cell table:style-name="ce8" office:value-type="float" office:value="20022.6">
            <text:p>20023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18]/[.S18]" office:value-type="float" office:value="0.991429684456564">
            <text:p>0,9914296844566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531441">
            <text:p>531441</text:p>
          </table:table-cell>
          <table:table-cell table:style-name="ce3" office:value-type="string">
            <text:p>3^12</text:p>
          </table:table-cell>
          <table:table-cell table:style-name="ce5" office:value-type="float" office:value="20096">
            <text:p>20096</text:p>
          </table:table-cell>
          <table:table-cell table:style-name="Gnumeric-default" table:number-columns-repeated="2"/>
          <table:table-cell table:style-name="ce3" office:value-type="float" office:value="531441">
            <text:p>531441</text:p>
          </table:table-cell>
          <table:table-cell table:style-name="ce3" office:value-type="string">
            <text:p>3^12</text:p>
          </table:table-cell>
          <table:table-cell table:style-name="ce7" office:value-type="float" office:value="3542253">
            <text:p>3542253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531441">
            <text:p>531441</text:p>
          </table:table-cell>
          <table:table-cell table:style-name="ce3" table:formula="of:=[.D19]/[.I19]" office:value-type="float" office:value="0.00567322548671707">
            <text:p>0,0056732254867</text:p>
          </table:table-cell>
          <table:table-cell table:style-name="Gnumeric-default" table:number-columns-repeated="2"/>
          <table:table-cell table:style-name="ce3" office:value-type="float" office:value="531441">
            <text:p>531441</text:p>
          </table:table-cell>
          <table:table-cell table:style-name="ce8" office:value-type="float" office:value="20194">
            <text:p>20194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19]/[.S19]" office:value-type="float" office:value="0.995147073388135">
            <text:p>0,9951470733881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4782969">
            <text:p>4782969</text:p>
          </table:table-cell>
          <table:table-cell table:style-name="ce3" office:value-type="string">
            <text:p>3^14</text:p>
          </table:table-cell>
          <table:table-cell table:style-name="ce5" office:value-type="float" office:value="21199">
            <text:p>21199</text:p>
          </table:table-cell>
          <table:table-cell table:style-name="Gnumeric-default" table:number-columns-repeated="2"/>
          <table:table-cell table:style-name="ce3" office:value-type="float" office:value="1594323">
            <text:p>1594323</text:p>
          </table:table-cell>
          <table:table-cell table:style-name="ce3" office:value-type="string">
            <text:p>3^13</text:p>
          </table:table-cell>
          <table:table-cell table:style-name="ce7" office:value-type="float" office:value="4750942">
            <text:p>4750942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1594323">
            <text:p>1594323</text:p>
          </table:table-cell>
          <table:table-cell table:style-name="ce3" table:formula="of:=[.D20]/[.I20]" office:value-type="float" office:value="0.00446206247097944">
            <text:p>0,004462062471</text:p>
          </table:table-cell>
          <table:table-cell table:style-name="Gnumeric-default" table:number-columns-repeated="2"/>
          <table:table-cell table:style-name="ce3" office:value-type="float" office:value="4782969">
            <text:p>4782969</text:p>
          </table:table-cell>
          <table:table-cell table:style-name="ce8" office:value-type="float" office:value="21260.3">
            <text:p>21260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20]/[.S20]" office:value-type="float" office:value="0.997116691674153">
            <text:p>0,9971166916742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3" office:value-type="float" office:value="1594323">
            <text:p>1594323</text:p>
          </table:table-cell>
          <table:table-cell table:style-name="ce3" office:value-type="string">
            <text:p>3^13</text:p>
          </table:table-cell>
          <table:table-cell table:style-name="ce5" office:value-type="float" office:value="26345">
            <text:p>26345</text:p>
          </table:table-cell>
          <table:table-cell table:style-name="Gnumeric-default" table:number-columns-repeated="2"/>
          <table:table-cell table:style-name="ce3" office:value-type="float" office:value="4782969">
            <text:p>4782969</text:p>
          </table:table-cell>
          <table:table-cell table:style-name="ce3" office:value-type="string">
            <text:p>3^14</text:p>
          </table:table-cell>
          <table:table-cell table:style-name="ce7" office:value-type="float" office:value="8215753">
            <text:p>8215753</text:p>
          </table:table-cell>
          <table:table-cell table:style-name="Gnumeric-default"/>
          <table:table-cell table:style-name="ce3" table:number-columns-repeated="3"/>
          <table:table-cell table:style-name="ce3" office:value-type="float" office:value="4782969">
            <text:p>4782969</text:p>
          </table:table-cell>
          <table:table-cell table:style-name="ce3" table:formula="of:=[.D21]/[.I21]" office:value-type="float" office:value="0.00320664460092702">
            <text:p>0,0032066446009</text:p>
          </table:table-cell>
          <table:table-cell table:style-name="Gnumeric-default" table:number-columns-repeated="2"/>
          <table:table-cell table:style-name="ce3" office:value-type="float" office:value="1594323">
            <text:p>1594323</text:p>
          </table:table-cell>
          <table:table-cell table:style-name="ce8" office:value-type="float" office:value="26773.9">
            <text:p>26774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21]/[.S21]" office:value-type="float" office:value="0.983980667739851">
            <text:p>0,9839806677399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14000000">
            <text:p>1,40E+7</text:p>
          </table:table-cell>
          <table:table-cell table:style-name="ce3" office:value-type="string">
            <text:p>3^15</text:p>
          </table:table-cell>
          <table:table-cell table:style-name="ce5" office:value-type="float" office:value="30021">
            <text:p>30021</text:p>
          </table:table-cell>
          <table:table-cell table:style-name="Gnumeric-default" table:number-columns-repeated="2"/>
          <table:table-cell table:style-name="ce4" office:value-type="float" office:value="14000000">
            <text:p>1,40E+7</text:p>
          </table:table-cell>
          <table:table-cell table:style-name="ce3" office:value-type="string">
            <text:p>3^15</text:p>
          </table:table-cell>
          <table:table-cell table:style-name="ce7" office:value-type="float" office:value="14284686">
            <text:p>14284686</text:p>
          </table:table-cell>
          <table:table-cell table:style-name="Gnumeric-default"/>
          <table:table-cell table:style-name="ce4" table:number-columns-repeated="3"/>
          <table:table-cell table:style-name="ce4" office:value-type="float" office:value="14000000">
            <text:p>1,40E+7</text:p>
          </table:table-cell>
          <table:table-cell table:style-name="ce3" table:formula="of:=[.D22]/[.I22]" office:value-type="float" office:value="0.00210162127469935">
            <text:p>0,0021016212747</text:p>
          </table:table-cell>
          <table:table-cell table:style-name="Gnumeric-default" table:number-columns-repeated="2"/>
          <table:table-cell table:style-name="ce4" office:value-type="float" office:value="14000000">
            <text:p>1,40E+7</text:p>
          </table:table-cell>
          <table:table-cell table:style-name="ce8" office:value-type="float" office:value="30670.4">
            <text:p>30670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22]/[.S22]" office:value-type="float" office:value="0.97882649068809">
            <text:p>0,9788264906881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130000000">
            <text:p>1,30E+8</text:p>
          </table:table-cell>
          <table:table-cell table:style-name="ce3" office:value-type="string">
            <text:p>3^17</text:p>
          </table:table-cell>
          <table:table-cell table:style-name="ce5" office:value-type="float" office:value="31982">
            <text:p>31982</text:p>
          </table:table-cell>
          <table:table-cell table:style-name="Gnumeric-default" table:number-columns-repeated="2"/>
          <table:table-cell table:style-name="ce4" office:value-type="float" office:value="43000000">
            <text:p>4,30E+7</text:p>
          </table:table-cell>
          <table:table-cell table:style-name="ce3" office:value-type="string">
            <text:p>3^16</text:p>
          </table:table-cell>
          <table:table-cell table:style-name="ce7" office:value-type="float" office:value="24678137">
            <text:p>24678137</text:p>
          </table:table-cell>
          <table:table-cell table:style-name="Gnumeric-default"/>
          <table:table-cell table:style-name="ce4" table:number-columns-repeated="3"/>
          <table:table-cell table:style-name="ce4" office:value-type="float" office:value="43000000">
            <text:p>4,30E+7</text:p>
          </table:table-cell>
          <table:table-cell table:style-name="ce3" table:formula="of:=[.D23]/[.I23]" office:value-type="float" office:value="0.00129596492636377">
            <text:p>0,0012959649264</text:p>
          </table:table-cell>
          <table:table-cell table:style-name="Gnumeric-default" table:number-columns-repeated="2"/>
          <table:table-cell table:style-name="ce4" office:value-type="float" office:value="130000000">
            <text:p>1,30E+8</text:p>
          </table:table-cell>
          <table:table-cell table:style-name="ce8" office:value-type="float" office:value="32729.5">
            <text:p>32730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23]/[.S23]" office:value-type="float" office:value="0.977161276524237">
            <text:p>0,9771612765242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43000000">
            <text:p>4,30E+7</text:p>
          </table:table-cell>
          <table:table-cell table:style-name="ce3" office:value-type="string">
            <text:p>3^16</text:p>
          </table:table-cell>
          <table:table-cell table:style-name="ce5" office:value-type="float" office:value="32104">
            <text:p>32104</text:p>
          </table:table-cell>
          <table:table-cell table:style-name="Gnumeric-default" table:number-columns-repeated="2"/>
          <table:table-cell table:style-name="ce4" office:value-type="float" office:value="130000000">
            <text:p>1,30E+8</text:p>
          </table:table-cell>
          <table:table-cell table:style-name="ce3" office:value-type="string">
            <text:p>3^17</text:p>
          </table:table-cell>
          <table:table-cell table:style-name="ce7" office:value-type="float" office:value="43800519">
            <text:p>43800519</text:p>
          </table:table-cell>
          <table:table-cell table:style-name="Gnumeric-default"/>
          <table:table-cell table:style-name="ce4" table:number-columns-repeated="3"/>
          <table:table-cell table:style-name="ce4" office:value-type="float" office:value="130000000">
            <text:p>1,30E+8</text:p>
          </table:table-cell>
          <table:table-cell table:style-name="ce3" table:formula="of:=[.D24]/[.I24]" office:value-type="float" office:value="0.000732959351463393">
            <text:p>0,0007329593515</text:p>
          </table:table-cell>
          <table:table-cell table:style-name="Gnumeric-default" table:number-columns-repeated="2"/>
          <table:table-cell table:style-name="ce4" office:value-type="float" office:value="43000000">
            <text:p>4,30E+7</text:p>
          </table:table-cell>
          <table:table-cell table:style-name="ce8" office:value-type="float" office:value="32716.7">
            <text:p>32717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24]/[.S24]" office:value-type="float" office:value="0.981272561107936">
            <text:p>0,9812725611079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1200000000">
            <text:p>1,20E+9</text:p>
          </table:table-cell>
          <table:table-cell table:style-name="ce3" office:value-type="string">
            <text:p>3^20</text:p>
          </table:table-cell>
          <table:table-cell table:style-name="ce5" office:value-type="float" office:value="32227">
            <text:p>32227</text:p>
          </table:table-cell>
          <table:table-cell table:style-name="Gnumeric-default" table:number-columns-repeated="2"/>
          <table:table-cell table:style-name="ce4" office:value-type="float" office:value="390000000">
            <text:p>3,90E+8</text:p>
          </table:table-cell>
          <table:table-cell table:style-name="ce3" office:value-type="string">
            <text:p>3^18</text:p>
          </table:table-cell>
          <table:table-cell table:style-name="ce7" office:value-type="float" office:value="74030000">
            <text:p>74030000</text:p>
          </table:table-cell>
          <table:table-cell table:style-name="Gnumeric-default"/>
          <table:table-cell table:style-name="ce4" table:number-columns-repeated="3"/>
          <table:table-cell table:style-name="ce4" office:value-type="float" office:value="390000000">
            <text:p>3,90E+8</text:p>
          </table:table-cell>
          <table:table-cell table:style-name="ce3" table:formula="of:=[.D25]/[.I25]" office:value-type="float" office:value="0.000435323517492908">
            <text:p>0,0004353235175</text:p>
          </table:table-cell>
          <table:table-cell table:style-name="Gnumeric-default" table:number-columns-repeated="2"/>
          <table:table-cell table:style-name="ce4" office:value-type="float" office:value="1200000000">
            <text:p>1,20E+9</text:p>
          </table:table-cell>
          <table:table-cell table:style-name="ce8" office:value-type="float" office:value="32704.9">
            <text:p>32705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25]/[.S25]" office:value-type="float" office:value="0.985387510739981">
            <text:p>0,98538751074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390000000">
            <text:p>3,90E+8</text:p>
          </table:table-cell>
          <table:table-cell table:style-name="ce3" office:value-type="string">
            <text:p>3^19</text:p>
          </table:table-cell>
          <table:table-cell table:style-name="ce5" office:value-type="float" office:value="32595">
            <text:p>32595</text:p>
          </table:table-cell>
          <table:table-cell table:style-name="Gnumeric-default" table:number-columns-repeated="2"/>
          <table:table-cell table:style-name="ce4" office:value-type="float" office:value="390000000">
            <text:p>3,90E+8</text:p>
          </table:table-cell>
          <table:table-cell table:style-name="ce3" office:value-type="string">
            <text:p>3^19</text:p>
          </table:table-cell>
          <table:table-cell table:style-name="ce7" office:value-type="float" office:value="128070556">
            <text:p>128070556</text:p>
          </table:table-cell>
          <table:table-cell table:style-name="Gnumeric-default"/>
          <table:table-cell table:style-name="ce4" table:number-columns-repeated="3"/>
          <table:table-cell table:style-name="ce4" office:value-type="float" office:value="390000000">
            <text:p>3,90E+8</text:p>
          </table:table-cell>
          <table:table-cell table:style-name="ce3" table:formula="of:=[.D26]/[.I26]" office:value-type="float" office:value="0.000254508147836885">
            <text:p>0,0002545081478</text:p>
          </table:table-cell>
          <table:table-cell table:style-name="Gnumeric-default" table:number-columns-repeated="2"/>
          <table:table-cell table:style-name="ce4" office:value-type="float" office:value="390000000">
            <text:p>3,90E+8</text:p>
          </table:table-cell>
          <table:table-cell table:style-name="ce8" office:value-type="float" office:value="32962.6">
            <text:p>32963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26]/[.S26]" office:value-type="float" office:value="0.988847967089975">
            <text:p>0,98884796709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3500000000">
            <text:p>3,50E+9</text:p>
          </table:table-cell>
          <table:table-cell table:style-name="ce3" office:value-type="string">
            <text:p>3^21</text:p>
          </table:table-cell>
          <table:table-cell table:style-name="ce5" office:value-type="float" office:value="32840">
            <text:p>32840</text:p>
          </table:table-cell>
          <table:table-cell table:style-name="Gnumeric-default" table:number-columns-repeated="2"/>
          <table:table-cell table:style-name="ce4" office:value-type="float" office:value="1200000000">
            <text:p>1,20E+9</text:p>
          </table:table-cell>
          <table:table-cell table:style-name="ce3" office:value-type="string">
            <text:p>3^20</text:p>
          </table:table-cell>
          <table:table-cell table:style-name="ce7" office:value-type="float" office:value="221789541">
            <text:p>221789541</text:p>
          </table:table-cell>
          <table:table-cell table:style-name="Gnumeric-default"/>
          <table:table-cell table:style-name="ce4" table:number-columns-repeated="3"/>
          <table:table-cell table:style-name="ce4" office:value-type="float" office:value="1200000000">
            <text:p>1,20E+9</text:p>
          </table:table-cell>
          <table:table-cell table:style-name="ce3" table:formula="of:=[.D27]/[.I27]" office:value-type="float" office:value="0.000148068298675996">
            <text:p>0,0001480682987</text:p>
          </table:table-cell>
          <table:table-cell table:style-name="Gnumeric-default" table:number-columns-repeated="2"/>
          <table:table-cell table:style-name="ce4" office:value-type="float" office:value="3500000000">
            <text:p>3,50E+9</text:p>
          </table:table-cell>
          <table:table-cell table:style-name="ce8" office:value-type="float" office:value="33085.1">
            <text:p>33085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27]/[.S27]" office:value-type="float" office:value="0.992591831368199">
            <text:p>0,9925918313682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390000000">
            <text:p>3,90E+8</text:p>
          </table:table-cell>
          <table:table-cell table:style-name="ce3" office:value-type="string">
            <text:p>3^18</text:p>
          </table:table-cell>
          <table:table-cell table:style-name="ce5" office:value-type="float" office:value="32962">
            <text:p>32962</text:p>
          </table:table-cell>
          <table:table-cell table:style-name="Gnumeric-default" table:number-columns-repeated="2"/>
          <table:table-cell table:style-name="ce4"/>
          <table:table-cell table:style-name="ce3" table:number-columns-repeated="2"/>
          <table:table-cell table:style-name="Gnumeric-default" table:number-columns-repeated="8"/>
          <table:table-cell table:style-name="ce4" office:value-type="float" office:value="390000000">
            <text:p>3,90E+8</text:p>
          </table:table-cell>
          <table:table-cell table:style-name="ce8" office:value-type="float" office:value="33329">
            <text:p>33329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28]/[.S28]" office:value-type="float" office:value="0.988988568513907">
            <text:p>0,9889885685139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94000000000">
            <text:p>9,40E+10</text:p>
          </table:table-cell>
          <table:table-cell table:style-name="ce3" office:value-type="string">
            <text:p>3^24</text:p>
          </table:table-cell>
          <table:table-cell table:style-name="ce5" office:value-type="float" office:value="36148">
            <text:p>36148</text:p>
          </table:table-cell>
          <table:table-cell table:style-name="Gnumeric-default" table:number-columns-repeated="2"/>
          <table:table-cell table:style-name="ce4"/>
          <table:table-cell table:style-name="ce3" table:number-columns-repeated="2"/>
          <table:table-cell table:style-name="Gnumeric-default" table:number-columns-repeated="8"/>
          <table:table-cell table:style-name="ce4" office:value-type="float" office:value="94000000000">
            <text:p>9,40E+10</text:p>
          </table:table-cell>
          <table:table-cell table:style-name="ce8" office:value-type="float" office:value="36417.6">
            <text:p>36418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29]/[.S29]" office:value-type="float" office:value="0.992596986072668">
            <text:p>0,9925969860727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280000000000">
            <text:p>2,80E+11</text:p>
          </table:table-cell>
          <table:table-cell table:style-name="ce3" office:value-type="string">
            <text:p>3^25</text:p>
          </table:table-cell>
          <table:table-cell table:style-name="ce5" office:value-type="float" office:value="36271">
            <text:p>36271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8"/>
          <table:table-cell table:style-name="ce4" office:value-type="float" office:value="280000000000">
            <text:p>2,80E+11</text:p>
          </table:table-cell>
          <table:table-cell table:style-name="ce8" office:value-type="float" office:value="36369.2">
            <text:p>36369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30]/[.S30]" office:value-type="float" office:value="0.997299913113294">
            <text:p>0,9972999131133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850000000000">
            <text:p>8,50E+11</text:p>
          </table:table-cell>
          <table:table-cell table:style-name="ce3" office:value-type="string">
            <text:p>3^26</text:p>
          </table:table-cell>
          <table:table-cell table:style-name="ce5" office:value-type="float" office:value="36761">
            <text:p>36761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8"/>
          <table:table-cell table:style-name="ce4" office:value-type="float" office:value="850000000000">
            <text:p>8,50E+11</text:p>
          </table:table-cell>
          <table:table-cell table:style-name="ce8" office:value-type="float" office:value="37250">
            <text:p>37250</text:p>
          </table:table-cell>
          <table:table-cell table:style-name="ce3"/>
          <table:table-cell table:style-name="ce5"/>
          <table:table-cell table:style-name="Gnumeric-default"/>
          <table:table-cell table:style-name="Gnumeric-default" table:formula="of:=[.D31]/[.S31]" office:value-type="float" office:value="0.986872483221477">
            <text:p>0,9868724832215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31000000000">
            <text:p>3,10E+10</text:p>
          </table:table-cell>
          <table:table-cell table:style-name="ce3" office:value-type="string">
            <text:p>3^23</text:p>
          </table:table-cell>
          <table:table-cell table:style-name="ce5" office:value-type="float" office:value="37251">
            <text:p>37251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8"/>
          <table:table-cell table:style-name="ce4" office:value-type="float" office:value="31000000000">
            <text:p>3,10E+10</text:p>
          </table:table-cell>
          <table:table-cell table:style-name="ce8" office:value-type="float" office:value="38721">
            <text:p>38721</text:p>
          </table:table-cell>
          <table:table-cell table:style-name="Gnumeric-default"/>
          <table:table-cell table:style-name="ce5"/>
          <table:table-cell table:style-name="Gnumeric-default"/>
          <table:table-cell table:style-name="Gnumeric-default" table:formula="of:=[.D32]/[.S32]" office:value-type="float" office:value="0.962036104439451">
            <text:p>0,9620361044395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2500000000000">
            <text:p>2,50E+12</text:p>
          </table:table-cell>
          <table:table-cell table:style-name="ce3" office:value-type="string">
            <text:p>3^27</text:p>
          </table:table-cell>
          <table:table-cell table:style-name="ce5" office:value-type="float" office:value="37373">
            <text:p>37373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8"/>
          <table:table-cell table:style-name="ce4" office:value-type="float" office:value="2500000000000">
            <text:p>2,50E+12</text:p>
          </table:table-cell>
          <table:table-cell table:style-name="ce8" office:value-type="float" office:value="40191">
            <text:p>40191</text:p>
          </table:table-cell>
          <table:table-cell table:style-name="Gnumeric-default"/>
          <table:table-cell table:style-name="ce5"/>
          <table:table-cell table:style-name="Gnumeric-default"/>
          <table:table-cell table:style-name="Gnumeric-default" table:formula="of:=[.D33]/[.S33]" office:value-type="float" office:value="0.92988480007962">
            <text:p>0,9298848000796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7600000000000">
            <text:p>7,60E+12</text:p>
          </table:table-cell>
          <table:table-cell table:style-name="ce3" office:value-type="string">
            <text:p>3^28</text:p>
          </table:table-cell>
          <table:table-cell table:style-name="ce5" office:value-type="float" office:value="38354">
            <text:p>38354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8"/>
          <table:table-cell table:style-name="ce4" office:value-type="float" office:value="7600000000000">
            <text:p>7,60E+12</text:p>
          </table:table-cell>
          <table:table-cell table:style-name="ce8" office:value-type="float" office:value="84305">
            <text:p>84305</text:p>
          </table:table-cell>
          <table:table-cell table:style-name="Gnumeric-default"/>
          <table:table-cell table:style-name="ce5"/>
          <table:table-cell table:style-name="Gnumeric-default"/>
          <table:table-cell table:style-name="Gnumeric-default" table:formula="of:=[.D34]/[.S34]" office:value-type="float" office:value="0.454943360417532">
            <text:p>0,4549433604175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10000000000">
            <text:p>1,00E+10</text:p>
          </table:table-cell>
          <table:table-cell table:style-name="ce3" office:value-type="string">
            <text:p>3^22</text:p>
          </table:table-cell>
          <table:table-cell table:style-name="ce5" office:value-type="float" office:value="38967">
            <text:p>38967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8"/>
          <table:table-cell table:style-name="ce4" office:value-type="float" office:value="10000000000">
            <text:p>1,00E+10</text:p>
          </table:table-cell>
          <table:table-cell table:style-name="ce8" office:value-type="float" office:value="84304">
            <text:p>84304</text:p>
          </table:table-cell>
          <table:table-cell table:style-name="Gnumeric-default"/>
          <table:table-cell table:style-name="ce5"/>
          <table:table-cell table:style-name="Gnumeric-default"/>
          <table:table-cell table:style-name="Gnumeric-default" table:formula="of:=[.D35]/[.S35]" office:value-type="float" office:value="0.462220060732587">
            <text:p>0,4622200607326</text:p>
          </table:table-cell>
          <table:table-cell table:style-name="Gnumeric-default" table:number-columns-repeated="233"/>
        </table:table-row>
        <table:table-row table:style-name="ro5">
          <table:table-cell table:style-name="Gnumeric-default"/>
          <table:table-cell table:style-name="ce4" office:value-type="float" office:value="23000000000000">
            <text:p>2,30E+13</text:p>
          </table:table-cell>
          <table:table-cell table:style-name="ce3" office:value-type="string">
            <text:p>3^29</text:p>
          </table:table-cell>
          <table:table-cell table:style-name="ce5" office:value-type="float" office:value="39825">
            <text:p>39825</text:p>
          </table:table-cell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8"/>
          <table:table-cell table:style-name="ce4" office:value-type="float" office:value="23000000000000">
            <text:p>2,30E+13</text:p>
          </table:table-cell>
          <table:table-cell table:style-name="ce8" office:value-type="float" office:value="84305">
            <text:p>84305</text:p>
          </table:table-cell>
          <table:table-cell table:style-name="Gnumeric-default"/>
          <table:table-cell table:style-name="ce5"/>
          <table:table-cell table:style-name="Gnumeric-default"/>
          <table:table-cell table:style-name="Gnumeric-default" table:formula="of:=[.D36]/[.S36]" office:value-type="float" office:value="0.472391910325603">
            <text:p>0,4723919103256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/>
          <table:table-cell table:style-name="ce4" office:value-type="float" office:value="69000000000000">
            <text:p>6,90E+13</text:p>
          </table:table-cell>
          <table:table-cell table:style-name="ce3" office:value-type="string">
            <text:p>3^30</text:p>
          </table:table-cell>
          <table:table-cell table:style-name="ce3"/>
          <table:table-cell table:style-name="Gnumeric-default" table:number-columns-repeated="2"/>
          <table:table-cell table:style-name="ce4"/>
          <table:table-cell table:style-name="ce3"/>
          <table:table-cell table:style-name="ce4"/>
          <table:table-cell table:style-name="Gnumeric-default" table:number-columns-repeated="8"/>
          <table:table-cell table:style-name="ce4" office:value-type="float" office:value="69000000000000">
            <text:p>6,90E+13</text:p>
          </table:table-cell>
          <table:table-cell table:style-name="Gnumeric-default" table:number-columns-repeated="238"/>
        </table:table-row>
        <table:table-row table:style-name="AROW-0" table:number-rows-repeated="7">
          <table:table-cell table:number-columns-repeated="256"/>
        </table:table-row>
        <table:table-row table:style-name="ro5">
          <table:table-cell table:style-name="Gnumeric-default"/>
          <table:table-cell table:style-name="Gnumeric-default" office:value-type="string">
            <text:p>tiempo peor caso suma de potencias</text:p>
          </table:table-cell>
          <table:table-cell table:style-name="Gnumeric-default" table:number-columns-repeated="4"/>
          <table:table-cell table:style-name="ce3" office:value-type="string" table:number-columns-spanned="3" table:number-rows-spanned="1">
            <text:p>TIEMPO O(RAIZ DE P)</text:p>
          </table:table-cell>
          <table:covered-table-cell table:number-columns-repeated="2"/>
          <table:table-cell table:style-name="Gnumeric-default" table:number-columns-repeated="2"/>
          <table:table-cell table:style-name="Gnumeric-default" office:value-type="string">
            <text:p>TIEMPO / COMPLEJIDAD raiz de p</text:p>
          </table:table-cell>
          <table:table-cell table:style-name="Gnumeric-default" table:number-columns-repeated="6"/>
          <table:table-cell table:style-name="Gnumeric-default" office:value-type="string">
            <text:p>cota nueva log p</text:p>
          </table:table-cell>
          <table:table-cell table:style-name="Gnumeric-default" table:number-columns-repeated="3"/>
          <table:table-cell table:style-name="Gnumeric-default" office:value-type="string">
            <text:p>Tiempo / complejidad log p</text:p>
          </table:table-cell>
          <table:table-cell table:style-name="Gnumeric-default" table:number-columns-repeated="233"/>
        </table:table-row>
        <table:table-row table:style-name="ro4">
          <table:table-cell table:style-name="Gnumeric-default" table:number-columns-repeated="6"/>
          <table:table-cell table:style-name="ce6" table:number-columns-repeated="3"/>
          <table:table-cell table:style-name="Gnumeric-default" table:number-columns-repeated="247"/>
        </table:table-row>
        <table:table-row table:style-name="ro4">
          <table:table-cell table:style-name="Gnumeric-default"/>
          <table:table-cell table:style-name="ce3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TIEMPO</text:p>
          </table:table-cell>
          <table:table-cell table:style-name="Gnumeric-default" table:number-columns-repeated="2"/>
          <table:table-cell table:style-name="ce3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TIEMPO</text:p>
          </table:table-cell>
          <table:table-cell table:style-name="Gnumeric-default" table:number-columns-repeated="2"/>
          <table:table-cell table:style-name="ce3" office:value-type="string">
            <text:p>LLAVE</text:p>
          </table:table-cell>
          <table:table-cell table:style-name="ce3" office:value-type="string">
            <text:p>TIEMPO</text:p>
          </table:table-cell>
          <table:table-cell table:style-name="Gnumeric-default" table:number-columns-repeated="5"/>
          <table:table-cell table:style-name="Gnumeric-default" office:value-type="string">
            <text:p>tiempo</text:p>
          </table:table-cell>
          <table:table-cell table:style-name="Gnumeric-default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Gnumeric-default" table:number-columns-repeated="235"/>
        </table:table-row>
        <table:table-row table:style-name="ro5">
          <table:table-cell table:style-name="Gnumeric-default"/>
          <table:table-cell table:style-name="ce3" table:formula="of:=3^[.N48]" office:value-type="float" office:value="1">
            <text:p>1</text:p>
          </table:table-cell>
          <table:table-cell table:style-name="ce3" office:value-type="string">
            <text:p>3^0</text:p>
          </table:table-cell>
          <table:table-cell table:style-name="ce5" office:value-type="float" office:value="2303">
            <text:p>2303</text:p>
          </table:table-cell>
          <table:table-cell table:style-name="Gnumeric-default" table:number-columns-repeated="2"/>
          <table:table-cell table:style-name="ce3" office:value-type="float" office:value="1">
            <text:p>1</text:p>
          </table:table-cell>
          <table:table-cell table:style-name="ce3" office:value-type="string">
            <text:p>3^0</text:p>
          </table:table-cell>
          <table:table-cell table:style-name="ce7" office:value-type="float" office:value="2646">
            <text:p>2646</text:p>
          </table:table-cell>
          <table:table-cell table:style-name="Gnumeric-default" table:number-columns-repeated="2"/>
          <table:table-cell table:style-name="ce3" office:value-type="float" office:value="1">
            <text:p>1</text:p>
          </table:table-cell>
          <table:table-cell table:style-name="ce3" table:formula="of:=[.D48]/[.I48]" office:value-type="float" office:value="0.87037037037037">
            <text:p>0,8703703703704</text:p>
          </table:table-cell>
          <table:table-cell table:style-name="Gnumeric-default"/>
          <table:table-cell table:style-name="Gnumeric-default" office:value-type="float" office:value="0.87037037037037">
            <text:p>0,8703703703704</text:p>
          </table:table-cell>
          <table:table-cell table:style-name="Gnumeric-default" table:number-columns-repeated="3"/>
          <table:table-cell table:style-name="ce8" office:value-type="float" office:value="2451">
            <text:p>2451</text:p>
          </table:table-cell>
          <table:table-cell table:style-name="Gnumeric-default"/>
          <table:table-cell table:style-name="ce3" office:value-type="string">
            <text:p>3^0</text:p>
          </table:table-cell>
          <table:table-cell table:style-name="Gnumeric-default"/>
          <table:table-cell table:style-name="Gnumeric-default" table:formula="of:=[.D48]/[.S48]" office:value-type="float" office:value="0.939616483068135">
            <text:p>0,9396164830681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49]+3^[.N48]" office:value-type="float" office:value="2">
            <text:p>2</text:p>
          </table:table-cell>
          <table:table-cell table:style-name="ce3" office:value-type="string">
            <text:p>3^1 + anterior</text:p>
          </table:table-cell>
          <table:table-cell table:style-name="ce5" office:value-type="float" office:value="5757">
            <text:p>5757</text:p>
          </table:table-cell>
          <table:table-cell table:style-name="Gnumeric-default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3^1</text:p>
          </table:table-cell>
          <table:table-cell table:style-name="ce7" office:value-type="float" office:value="5832.92">
            <text:p>5833</text:p>
          </table:table-cell>
          <table:table-cell table:style-name="Gnumeric-default" table:number-columns-repeated="2"/>
          <table:table-cell table:style-name="ce3" office:value-type="float" office:value="3">
            <text:p>3</text:p>
          </table:table-cell>
          <table:table-cell table:style-name="ce3" table:formula="of:=[.D49]/[.I49]" office:value-type="float" office:value="0.986984220596202">
            <text:p>0,9869842205962</text:p>
          </table:table-cell>
          <table:table-cell table:style-name="Gnumeric-default"/>
          <table:table-cell table:style-name="Gnumeric-default" office:value-type="float" office:value="0.986984220596202">
            <text:p>0,9869842205962</text:p>
          </table:table-cell>
          <table:table-cell table:style-name="Gnumeric-default" table:number-columns-repeated="3"/>
          <table:table-cell table:style-name="ce8" office:value-type="float" office:value="5700.72">
            <text:p>5701</text:p>
          </table:table-cell>
          <table:table-cell table:style-name="Gnumeric-default"/>
          <table:table-cell table:style-name="ce3" office:value-type="string">
            <text:p>3^1 + anterior</text:p>
          </table:table-cell>
          <table:table-cell table:style-name="Gnumeric-default"/>
          <table:table-cell table:style-name="Gnumeric-default" table:formula="of:=[.D49]/[.S49]" office:value-type="float" office:value="1.00987243716583">
            <text:p>1,0098724371658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50]+3^[.N49]+3^[.N48]" office:value-type="float" office:value="3">
            <text:p>3</text:p>
          </table:table-cell>
          <table:table-cell table:style-name="ce3" office:value-type="string">
            <text:p>3^2 + anterior</text:p>
          </table:table-cell>
          <table:table-cell table:style-name="ce5" office:value-type="float" office:value="5757">
            <text:p>5757</text:p>
          </table:table-cell>
          <table:table-cell table:style-name="Gnumeric-default" table:number-columns-repeated="2"/>
          <table:table-cell table:style-name="ce3" office:value-type="float" office:value="13">
            <text:p>13</text:p>
          </table:table-cell>
          <table:table-cell table:style-name="ce3" office:value-type="string">
            <text:p>3^2</text:p>
          </table:table-cell>
          <table:table-cell table:style-name="ce7" office:value-type="float" office:value="5813.32">
            <text:p>5813</text:p>
          </table:table-cell>
          <table:table-cell table:style-name="Gnumeric-default" table:number-columns-repeated="2"/>
          <table:table-cell table:style-name="ce3" office:value-type="float" office:value="9">
            <text:p>9</text:p>
          </table:table-cell>
          <table:table-cell table:style-name="ce3" table:formula="of:=[.D50]/[.I50]" office:value-type="float" office:value="0.990311904385102">
            <text:p>0,9903119043851</text:p>
          </table:table-cell>
          <table:table-cell table:style-name="Gnumeric-default"/>
          <table:table-cell table:style-name="Gnumeric-default" office:value-type="float" office:value="0.990311904385102">
            <text:p>0,9903119043851</text:p>
          </table:table-cell>
          <table:table-cell table:style-name="Gnumeric-default" table:number-columns-repeated="3"/>
          <table:table-cell table:style-name="ce8" office:value-type="float" office:value="5671.32">
            <text:p>5671</text:p>
          </table:table-cell>
          <table:table-cell table:style-name="Gnumeric-default"/>
          <table:table-cell table:style-name="ce3" office:value-type="string">
            <text:p>3^2 + anterior</text:p>
          </table:table-cell>
          <table:table-cell table:style-name="Gnumeric-default"/>
          <table:table-cell table:style-name="Gnumeric-default" table:formula="of:=[.D50]/[.S50]" office:value-type="float" office:value="1.01510759399928">
            <text:p>1,0151075939993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51]+3^[.N50]+3^[.N49]" office:value-type="float" office:value="3">
            <text:p>3</text:p>
          </table:table-cell>
          <table:table-cell table:style-name="ce3" office:value-type="string">
            <text:p>3^3 + anterior</text:p>
          </table:table-cell>
          <table:table-cell table:style-name="ce5" office:value-type="float" office:value="6247">
            <text:p>6247</text:p>
          </table:table-cell>
          <table:table-cell table:style-name="Gnumeric-default" table:number-columns-repeated="2"/>
          <table:table-cell table:style-name="ce3" office:value-type="float" office:value="39">
            <text:p>39</text:p>
          </table:table-cell>
          <table:table-cell table:style-name="ce3" office:value-type="string">
            <text:p>3^3</text:p>
          </table:table-cell>
          <table:table-cell table:style-name="ce7" office:value-type="float" office:value="6254.3">
            <text:p>6254</text:p>
          </table:table-cell>
          <table:table-cell table:style-name="Gnumeric-default" table:number-columns-repeated="2"/>
          <table:table-cell table:style-name="ce3" office:value-type="float" office:value="27">
            <text:p>27</text:p>
          </table:table-cell>
          <table:table-cell table:style-name="ce3" table:formula="of:=[.D51]/[.I51]" office:value-type="float" office:value="0.998832803031514">
            <text:p>0,9988328030315</text:p>
          </table:table-cell>
          <table:table-cell table:style-name="Gnumeric-default"/>
          <table:table-cell table:style-name="Gnumeric-default" office:value-type="float" office:value="0.998832803031514">
            <text:p>0,9988328030315</text:p>
          </table:table-cell>
          <table:table-cell table:style-name="Gnumeric-default" table:number-columns-repeated="3"/>
          <table:table-cell table:style-name="ce8" office:value-type="float" office:value="6141.72">
            <text:p>6142</text:p>
          </table:table-cell>
          <table:table-cell table:style-name="Gnumeric-default"/>
          <table:table-cell table:style-name="ce3" office:value-type="string">
            <text:p>3^3 + anterior</text:p>
          </table:table-cell>
          <table:table-cell table:style-name="Gnumeric-default"/>
          <table:table-cell table:style-name="Gnumeric-default" table:formula="of:=[.D51]/[.S51]" office:value-type="float" office:value="1.0171417778733">
            <text:p>1,0171417778733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52]+3^[.N51]+3^[.N50]" office:value-type="float" office:value="3">
            <text:p>3</text:p>
          </table:table-cell>
          <table:table-cell table:style-name="ce3" office:value-type="string">
            <text:p>3^4 + anterior</text:p>
          </table:table-cell>
          <table:table-cell table:style-name="ce5" office:value-type="float" office:value="7104">
            <text:p>7104</text:p>
          </table:table-cell>
          <table:table-cell table:style-name="Gnumeric-default" table:number-columns-repeated="2"/>
          <table:table-cell table:style-name="ce3" office:value-type="float" office:value="117">
            <text:p>117</text:p>
          </table:table-cell>
          <table:table-cell table:style-name="ce3" office:value-type="string">
            <text:p>3^4</text:p>
          </table:table-cell>
          <table:table-cell table:style-name="ce7" office:value-type="float" office:value="8822">
            <text:p>8822</text:p>
          </table:table-cell>
          <table:table-cell table:style-name="Gnumeric-default" table:number-columns-repeated="2"/>
          <table:table-cell table:style-name="ce3" office:value-type="float" office:value="81">
            <text:p>81</text:p>
          </table:table-cell>
          <table:table-cell table:style-name="ce3" table:formula="of:=[.D52]/[.I52]" office:value-type="float" office:value="0.80525957832691">
            <text:p>0,8052595783269</text:p>
          </table:table-cell>
          <table:table-cell table:style-name="Gnumeric-default"/>
          <table:table-cell table:style-name="Gnumeric-default" office:value-type="float" office:value="0.80525957832691">
            <text:p>0,8052595783269</text:p>
          </table:table-cell>
          <table:table-cell table:style-name="Gnumeric-default" table:number-columns-repeated="3"/>
          <table:table-cell table:style-name="ce8" office:value-type="float" office:value="6986.44">
            <text:p>6986</text:p>
          </table:table-cell>
          <table:table-cell table:style-name="Gnumeric-default"/>
          <table:table-cell table:style-name="ce3" office:value-type="string">
            <text:p>3^4 + anterior</text:p>
          </table:table-cell>
          <table:table-cell table:style-name="Gnumeric-default"/>
          <table:table-cell table:style-name="Gnumeric-default" table:formula="of:=[.D52]/[.S52]" office:value-type="float" office:value="1.01682688178815">
            <text:p>1,0168268817882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53]+3^[.N52]+3^[.N51]" office:value-type="float" office:value="3">
            <text:p>3</text:p>
          </table:table-cell>
          <table:table-cell table:style-name="ce3" office:value-type="string">
            <text:p>3^5 + anterior</text:p>
          </table:table-cell>
          <table:table-cell table:style-name="ce5" office:value-type="float" office:value="8548">
            <text:p>8548</text:p>
          </table:table-cell>
          <table:table-cell table:style-name="Gnumeric-default" table:number-columns-repeated="2"/>
          <table:table-cell table:style-name="ce3" office:value-type="float" office:value="351">
            <text:p>351</text:p>
          </table:table-cell>
          <table:table-cell table:style-name="ce3" office:value-type="string">
            <text:p>3^5</text:p>
          </table:table-cell>
          <table:table-cell table:style-name="ce7" office:value-type="float" office:value="14704">
            <text:p>14704</text:p>
          </table:table-cell>
          <table:table-cell table:style-name="Gnumeric-default" table:number-columns-repeated="2"/>
          <table:table-cell table:style-name="ce3" office:value-type="float" office:value="243">
            <text:p>243</text:p>
          </table:table-cell>
          <table:table-cell table:style-name="ce3" table:formula="of:=[.D53]/[.I53]" office:value-type="float" office:value="0.581338411316649">
            <text:p>0,5813384113166</text:p>
          </table:table-cell>
          <table:table-cell table:style-name="Gnumeric-default"/>
          <table:table-cell table:style-name="Gnumeric-default" office:value-type="float" office:value="0.581338411316649">
            <text:p>0,5813384113166</text:p>
          </table:table-cell>
          <table:table-cell table:style-name="Gnumeric-default" table:number-columns-repeated="3"/>
          <table:table-cell table:style-name="ce8" office:value-type="float" office:value="8439.7">
            <text:p>8440</text:p>
          </table:table-cell>
          <table:table-cell table:style-name="Gnumeric-default"/>
          <table:table-cell table:style-name="ce3" office:value-type="string">
            <text:p>3^5 + anterior</text:p>
          </table:table-cell>
          <table:table-cell table:style-name="Gnumeric-default"/>
          <table:table-cell table:style-name="Gnumeric-default" table:formula="of:=[.D53]/[.S53]" office:value-type="float" office:value="1.0128322096757">
            <text:p>1,0128322096757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54]+3^[.N53]+3^[.N52]" office:value-type="float" office:value="3">
            <text:p>3</text:p>
          </table:table-cell>
          <table:table-cell table:style-name="ce3" office:value-type="string">
            <text:p>3^6 + anterior</text:p>
          </table:table-cell>
          <table:table-cell table:style-name="ce5" office:value-type="float" office:value="8698">
            <text:p>8698</text:p>
          </table:table-cell>
          <table:table-cell table:style-name="Gnumeric-default" table:number-columns-repeated="2"/>
          <table:table-cell table:style-name="ce3" office:value-type="float" office:value="1053">
            <text:p>1053</text:p>
          </table:table-cell>
          <table:table-cell table:style-name="ce3" office:value-type="string">
            <text:p>3^6</text:p>
          </table:table-cell>
          <table:table-cell table:style-name="ce7" office:value-type="float" office:value="24017">
            <text:p>24017</text:p>
          </table:table-cell>
          <table:table-cell table:style-name="Gnumeric-default" table:number-columns-repeated="2"/>
          <table:table-cell table:style-name="ce3" office:value-type="float" office:value="729">
            <text:p>729</text:p>
          </table:table-cell>
          <table:table-cell table:style-name="ce3" table:formula="of:=[.D54]/[.I54]" office:value-type="float" office:value="0.36216013656993">
            <text:p>0,3621601365699</text:p>
          </table:table-cell>
          <table:table-cell table:style-name="Gnumeric-default"/>
          <table:table-cell table:style-name="Gnumeric-default" office:value-type="float" office:value="0.36216013656993">
            <text:p>0,3621601365699</text:p>
          </table:table-cell>
          <table:table-cell table:style-name="Gnumeric-default" table:number-columns-repeated="3"/>
          <table:table-cell table:style-name="ce8" office:value-type="float" office:value="9312">
            <text:p>9312</text:p>
          </table:table-cell>
          <table:table-cell table:style-name="Gnumeric-default"/>
          <table:table-cell table:style-name="ce3" office:value-type="string">
            <text:p>3^6 + anterior</text:p>
          </table:table-cell>
          <table:table-cell table:style-name="Gnumeric-default"/>
          <table:table-cell table:style-name="Gnumeric-default" table:formula="of:=[.D54]/[.S54]" office:value-type="float" office:value="0.934063573883162">
            <text:p>0,9340635738832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55]+3^[.N54]+3^[.N53]" office:value-type="float" office:value="3">
            <text:p>3</text:p>
          </table:table-cell>
          <table:table-cell table:style-name="ce3" office:value-type="string">
            <text:p>3^7 + anterior</text:p>
          </table:table-cell>
          <table:table-cell table:style-name="ce5" office:value-type="float" office:value="9923">
            <text:p>9923</text:p>
          </table:table-cell>
          <table:table-cell table:style-name="Gnumeric-default" table:number-columns-repeated="2"/>
          <table:table-cell table:style-name="ce3" office:value-type="float" office:value="3159">
            <text:p>3159</text:p>
          </table:table-cell>
          <table:table-cell table:style-name="ce3" office:value-type="string">
            <text:p>3^7</text:p>
          </table:table-cell>
          <table:table-cell table:style-name="ce7" office:value-type="float" office:value="39702">
            <text:p>39702</text:p>
          </table:table-cell>
          <table:table-cell table:style-name="Gnumeric-default" table:number-columns-repeated="2"/>
          <table:table-cell table:style-name="ce3" office:value-type="float" office:value="2187">
            <text:p>2187</text:p>
          </table:table-cell>
          <table:table-cell table:style-name="ce3" table:formula="of:=[.D55]/[.I55]" office:value-type="float" office:value="0.249937030880056">
            <text:p>0,2499370308801</text:p>
          </table:table-cell>
          <table:table-cell table:style-name="Gnumeric-default"/>
          <table:table-cell table:style-name="Gnumeric-default" office:value-type="float" office:value="0.249937030880056">
            <text:p>0,2499370308801</text:p>
          </table:table-cell>
          <table:table-cell table:style-name="Gnumeric-default" table:number-columns-repeated="3"/>
          <table:table-cell table:style-name="ce8" office:value-type="float" office:value="10783">
            <text:p>10783</text:p>
          </table:table-cell>
          <table:table-cell table:style-name="Gnumeric-default"/>
          <table:table-cell table:style-name="ce3" office:value-type="string">
            <text:p>3^7 + anterior</text:p>
          </table:table-cell>
          <table:table-cell table:style-name="Gnumeric-default"/>
          <table:table-cell table:style-name="Gnumeric-default" table:formula="of:=[.D55]/[.S55]" office:value-type="float" office:value="0.920244829824724">
            <text:p>0,9202448298247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56]+3^[.N55]+3^[.N54]" office:value-type="float" office:value="3">
            <text:p>3</text:p>
          </table:table-cell>
          <table:table-cell table:style-name="ce3" office:value-type="string">
            <text:p>3^8 + anterior</text:p>
          </table:table-cell>
          <table:table-cell table:style-name="ce5" office:value-type="float" office:value="11026">
            <text:p>11026</text:p>
          </table:table-cell>
          <table:table-cell table:style-name="Gnumeric-default" table:number-columns-repeated="2"/>
          <table:table-cell table:style-name="ce3" office:value-type="float" office:value="9477">
            <text:p>9477</text:p>
          </table:table-cell>
          <table:table-cell table:style-name="ce3" office:value-type="string">
            <text:p>3^8</text:p>
          </table:table-cell>
          <table:table-cell table:style-name="ce7" office:value-type="float" office:value="101949">
            <text:p>101949</text:p>
          </table:table-cell>
          <table:table-cell table:style-name="Gnumeric-default" table:number-columns-repeated="2"/>
          <table:table-cell table:style-name="ce3" office:value-type="float" office:value="6561">
            <text:p>6561</text:p>
          </table:table-cell>
          <table:table-cell table:style-name="ce3" table:formula="of:=[.D56]/[.I56]" office:value-type="float" office:value="0.108152115273323">
            <text:p>0,1081521152733</text:p>
          </table:table-cell>
          <table:table-cell table:style-name="Gnumeric-default"/>
          <table:table-cell table:style-name="Gnumeric-default" office:value-type="float" office:value="0.108152115273323">
            <text:p>0,1081521152733</text:p>
          </table:table-cell>
          <table:table-cell table:style-name="Gnumeric-default" table:number-columns-repeated="3"/>
          <table:table-cell table:style-name="ce8" office:value-type="float" office:value="12253">
            <text:p>12253</text:p>
          </table:table-cell>
          <table:table-cell table:style-name="Gnumeric-default"/>
          <table:table-cell table:style-name="ce3" office:value-type="string">
            <text:p>3^8 + anterior</text:p>
          </table:table-cell>
          <table:table-cell table:style-name="Gnumeric-default"/>
          <table:table-cell table:style-name="Gnumeric-default" table:formula="of:=[.D56]/[.S56]" office:value-type="float" office:value="0.899861258467314">
            <text:p>0,8998612584673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57]+3^[.N56]+3^[.N55]" office:value-type="float" office:value="3">
            <text:p>3</text:p>
          </table:table-cell>
          <table:table-cell table:style-name="ce3" office:value-type="string">
            <text:p>3^9 + anterior</text:p>
          </table:table-cell>
          <table:table-cell table:style-name="ce5" office:value-type="float" office:value="11639">
            <text:p>11639</text:p>
          </table:table-cell>
          <table:table-cell table:style-name="Gnumeric-default" table:number-columns-repeated="2"/>
          <table:table-cell table:style-name="ce3" office:value-type="float" office:value="28431">
            <text:p>28431</text:p>
          </table:table-cell>
          <table:table-cell table:style-name="ce3" office:value-type="string">
            <text:p>3^9</text:p>
          </table:table-cell>
          <table:table-cell table:style-name="ce7" office:value-type="float" office:value="150964">
            <text:p>150964</text:p>
          </table:table-cell>
          <table:table-cell table:style-name="Gnumeric-default" table:number-columns-repeated="2"/>
          <table:table-cell table:style-name="ce3" office:value-type="float" office:value="19683">
            <text:p>19683</text:p>
          </table:table-cell>
          <table:table-cell table:style-name="ce3" table:formula="of:=[.D57]/[.I57]" office:value-type="float" office:value="0.0770978511433189">
            <text:p>0,0770978511433</text:p>
          </table:table-cell>
          <table:table-cell table:style-name="Gnumeric-default"/>
          <table:table-cell table:style-name="Gnumeric-default" office:value-type="float" office:value="0.0770978511433189">
            <text:p>0,0770978511433</text:p>
          </table:table-cell>
          <table:table-cell table:style-name="Gnumeric-default" table:number-columns-repeated="3"/>
          <table:table-cell table:style-name="ce8" office:value-type="float" office:value="13724">
            <text:p>13724</text:p>
          </table:table-cell>
          <table:table-cell table:style-name="Gnumeric-default"/>
          <table:table-cell table:style-name="ce3" office:value-type="string">
            <text:p>3^9 + anterior</text:p>
          </table:table-cell>
          <table:table-cell table:style-name="Gnumeric-default"/>
          <table:table-cell table:style-name="Gnumeric-default" table:formula="of:=[.D57]/[.S57]" office:value-type="float" office:value="0.848076362576508">
            <text:p>0,8480763625765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58]+3^[.N57]+3^[.N56]" office:value-type="float" office:value="3">
            <text:p>3</text:p>
          </table:table-cell>
          <table:table-cell table:style-name="ce3" office:value-type="string">
            <text:p>3^10 + anterior</text:p>
          </table:table-cell>
          <table:table-cell table:style-name="ce5" office:value-type="float" office:value="13231">
            <text:p>13231</text:p>
          </table:table-cell>
          <table:table-cell table:style-name="Gnumeric-default" table:number-columns-repeated="2"/>
          <table:table-cell table:style-name="ce3" office:value-type="float" office:value="85293">
            <text:p>85293</text:p>
          </table:table-cell>
          <table:table-cell table:style-name="ce3" office:value-type="string">
            <text:p>3^10</text:p>
          </table:table-cell>
          <table:table-cell table:style-name="ce7" office:value-type="float" office:value="235758">
            <text:p>235758</text:p>
          </table:table-cell>
          <table:table-cell table:style-name="Gnumeric-default" table:number-columns-repeated="2"/>
          <table:table-cell table:style-name="ce3" office:value-type="float" office:value="59049">
            <text:p>59049</text:p>
          </table:table-cell>
          <table:table-cell table:style-name="ce3" table:formula="of:=[.D58]/[.I58]" office:value-type="float" office:value="0.0561211072370821">
            <text:p>0,0561211072371</text:p>
          </table:table-cell>
          <table:table-cell table:style-name="Gnumeric-default"/>
          <table:table-cell table:style-name="Gnumeric-default" office:value-type="float" office:value="0.0561211072370821">
            <text:p>0,0561211072371</text:p>
          </table:table-cell>
          <table:table-cell table:style-name="Gnumeric-default" table:number-columns-repeated="3"/>
          <table:table-cell table:style-name="ce8" office:value-type="float" office:value="14704">
            <text:p>14704</text:p>
          </table:table-cell>
          <table:table-cell table:style-name="Gnumeric-default"/>
          <table:table-cell table:style-name="ce3" office:value-type="string">
            <text:p>3^10 + anterior</text:p>
          </table:table-cell>
          <table:table-cell table:style-name="Gnumeric-default"/>
          <table:table-cell table:style-name="Gnumeric-default" table:formula="of:=[.D58]/[.S58]" office:value-type="float" office:value="0.899823177366703">
            <text:p>0,8998231773667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59]+3^[.N58]+3^[.N57]" office:value-type="float" office:value="3">
            <text:p>3</text:p>
          </table:table-cell>
          <table:table-cell table:style-name="ce3" office:value-type="string">
            <text:p>3^11 + <text:s/>anterior</text:p>
          </table:table-cell>
          <table:table-cell table:style-name="ce5" office:value-type="float" office:value="19971">
            <text:p>19971</text:p>
          </table:table-cell>
          <table:table-cell table:style-name="Gnumeric-default" table:number-columns-repeated="2"/>
          <table:table-cell table:style-name="ce3" office:value-type="float" office:value="255879">
            <text:p>255879</text:p>
          </table:table-cell>
          <table:table-cell table:style-name="ce3" office:value-type="string">
            <text:p>3^11</text:p>
          </table:table-cell>
          <table:table-cell table:style-name="ce7" office:value-type="float" office:value="348981">
            <text:p>348981</text:p>
          </table:table-cell>
          <table:table-cell table:style-name="Gnumeric-default" table:number-columns-repeated="2"/>
          <table:table-cell table:style-name="ce3" office:value-type="float" office:value="177147">
            <text:p>177147</text:p>
          </table:table-cell>
          <table:table-cell table:style-name="ce3" table:formula="of:=[.D59]/[.I59]" office:value-type="float" office:value="0.0572266111908671">
            <text:p>0,0572266111909</text:p>
          </table:table-cell>
          <table:table-cell table:style-name="Gnumeric-default"/>
          <table:table-cell table:style-name="Gnumeric-default" office:value-type="float" office:value="0.0572266111908671">
            <text:p>0,0572266111909</text:p>
          </table:table-cell>
          <table:table-cell table:style-name="Gnumeric-default" table:number-columns-repeated="3"/>
          <table:table-cell table:style-name="ce8" office:value-type="float" office:value="20022.6">
            <text:p>20023</text:p>
          </table:table-cell>
          <table:table-cell table:style-name="Gnumeric-default"/>
          <table:table-cell table:style-name="ce3" office:value-type="string">
            <text:p>3^11 + <text:s/>anterior</text:p>
          </table:table-cell>
          <table:table-cell table:style-name="Gnumeric-default"/>
          <table:table-cell table:style-name="Gnumeric-default" table:formula="of:=[.D59]/[.S59]" office:value-type="float" office:value="0.997422912109317">
            <text:p>0,9974229121093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60]+3^[.N59]+3^[.N58]" office:value-type="float" office:value="3">
            <text:p>3</text:p>
          </table:table-cell>
          <table:table-cell table:style-name="ce3" office:value-type="string">
            <text:p>3^12 + anterior</text:p>
          </table:table-cell>
          <table:table-cell table:style-name="ce5" office:value-type="float" office:value="20216">
            <text:p>20216</text:p>
          </table:table-cell>
          <table:table-cell table:style-name="Gnumeric-default" table:number-columns-repeated="2"/>
          <table:table-cell table:style-name="ce3" office:value-type="float" office:value="767637">
            <text:p>767637</text:p>
          </table:table-cell>
          <table:table-cell table:style-name="ce3" office:value-type="string">
            <text:p>3^12</text:p>
          </table:table-cell>
          <table:table-cell table:style-name="ce7" office:value-type="float" office:value="788147">
            <text:p>788147</text:p>
          </table:table-cell>
          <table:table-cell table:style-name="Gnumeric-default" table:number-columns-repeated="2"/>
          <table:table-cell table:style-name="ce3" office:value-type="float" office:value="531441">
            <text:p>531441</text:p>
          </table:table-cell>
          <table:table-cell table:style-name="ce3" table:formula="of:=[.D60]/[.I60]" office:value-type="float" office:value="0.0256500373661259">
            <text:p>0,0256500373661</text:p>
          </table:table-cell>
          <table:table-cell table:style-name="Gnumeric-default"/>
          <table:table-cell table:style-name="Gnumeric-default" office:value-type="float" office:value="0.0256500373661259">
            <text:p>0,0256500373661</text:p>
          </table:table-cell>
          <table:table-cell table:style-name="Gnumeric-default" table:number-columns-repeated="3"/>
          <table:table-cell table:style-name="ce8" office:value-type="float" office:value="20194">
            <text:p>20194</text:p>
          </table:table-cell>
          <table:table-cell table:style-name="Gnumeric-default"/>
          <table:table-cell table:style-name="ce3" office:value-type="string">
            <text:p>3^12 + anterior</text:p>
          </table:table-cell>
          <table:table-cell table:style-name="Gnumeric-default"/>
          <table:table-cell table:style-name="Gnumeric-default" table:formula="of:=[.D60]/[.S60]" office:value-type="float" office:value="1.0010894325047">
            <text:p>1,0010894325047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61]+3^[.N60]+3^[.N59]" office:value-type="float" office:value="3">
            <text:p>3</text:p>
          </table:table-cell>
          <table:table-cell table:style-name="ce3" office:value-type="string">
            <text:p>3^13 + <text:s/>anterior</text:p>
          </table:table-cell>
          <table:table-cell table:style-name="ce5" office:value-type="float" office:value="21199">
            <text:p>21199</text:p>
          </table:table-cell>
          <table:table-cell table:style-name="Gnumeric-default" table:number-columns-repeated="2"/>
          <table:table-cell table:style-name="ce3" office:value-type="float" office:value="2302911">
            <text:p>2302911</text:p>
          </table:table-cell>
          <table:table-cell table:style-name="ce3" office:value-type="string">
            <text:p>3^13</text:p>
          </table:table-cell>
          <table:table-cell table:style-name="ce7" office:value-type="float" office:value="1043021">
            <text:p>1043021</text:p>
          </table:table-cell>
          <table:table-cell table:style-name="Gnumeric-default" table:number-columns-repeated="2"/>
          <table:table-cell table:style-name="ce3" office:value-type="float" office:value="1594323">
            <text:p>1594323</text:p>
          </table:table-cell>
          <table:table-cell table:style-name="ce3" table:formula="of:=[.D61]/[.I61]" office:value-type="float" office:value="0.0203246147488881">
            <text:p>0,0203246147489</text:p>
          </table:table-cell>
          <table:table-cell table:style-name="Gnumeric-default"/>
          <table:table-cell table:style-name="Gnumeric-default" office:value-type="float" office:value="0.0203246147488881">
            <text:p>0,0203246147489</text:p>
          </table:table-cell>
          <table:table-cell table:style-name="Gnumeric-default" table:number-columns-repeated="3"/>
          <table:table-cell table:style-name="ce8" office:value-type="float" office:value="21260.3">
            <text:p>21260</text:p>
          </table:table-cell>
          <table:table-cell table:style-name="Gnumeric-default"/>
          <table:table-cell table:style-name="ce3" office:value-type="string">
            <text:p>3^13 + <text:s/>anterior</text:p>
          </table:table-cell>
          <table:table-cell table:style-name="Gnumeric-default"/>
          <table:table-cell table:style-name="Gnumeric-default" table:formula="of:=[.D61]/[.S61]" office:value-type="float" office:value="0.997116691674153">
            <text:p>0,9971166916742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62]+3^[.N61]+3^[.N60]" office:value-type="float" office:value="3">
            <text:p>3</text:p>
          </table:table-cell>
          <table:table-cell table:style-name="ce3" office:value-type="string">
            <text:p>3^14 + <text:s/>anterior</text:p>
          </table:table-cell>
          <table:table-cell table:style-name="ce5" office:value-type="float" office:value="26345">
            <text:p>26345</text:p>
          </table:table-cell>
          <table:table-cell table:style-name="Gnumeric-default" table:number-columns-repeated="2"/>
          <table:table-cell table:style-name="ce3" office:value-type="float" office:value="6908733">
            <text:p>6908733</text:p>
          </table:table-cell>
          <table:table-cell table:style-name="ce3" office:value-type="string">
            <text:p>3^14</text:p>
          </table:table-cell>
          <table:table-cell table:style-name="ce7" office:value-type="float" office:value="1839502">
            <text:p>1839502</text:p>
          </table:table-cell>
          <table:table-cell table:style-name="Gnumeric-default" table:number-columns-repeated="2"/>
          <table:table-cell table:style-name="ce3" office:value-type="float" office:value="4782969">
            <text:p>4782969</text:p>
          </table:table-cell>
          <table:table-cell table:style-name="ce3" table:formula="of:=[.D62]/[.I62]" office:value-type="float" office:value="0.0143218110118934">
            <text:p>0,0143218110119</text:p>
          </table:table-cell>
          <table:table-cell table:style-name="Gnumeric-default"/>
          <table:table-cell table:style-name="Gnumeric-default" office:value-type="float" office:value="0.0143218110118934">
            <text:p>0,0143218110119</text:p>
          </table:table-cell>
          <table:table-cell table:style-name="Gnumeric-default" table:number-columns-repeated="3"/>
          <table:table-cell table:style-name="ce8" office:value-type="float" office:value="26773.9">
            <text:p>26774</text:p>
          </table:table-cell>
          <table:table-cell table:style-name="Gnumeric-default"/>
          <table:table-cell table:style-name="ce3" office:value-type="string">
            <text:p>3^14 + <text:s/>anterior</text:p>
          </table:table-cell>
          <table:table-cell table:style-name="Gnumeric-default"/>
          <table:table-cell table:style-name="Gnumeric-default" table:formula="of:=[.D62]/[.S62]" office:value-type="float" office:value="0.983980667739851">
            <text:p>0,9839806677399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63]+3^[.N62]+3^[.N61]" office:value-type="float" office:value="3">
            <text:p>3</text:p>
          </table:table-cell>
          <table:table-cell table:style-name="ce3" office:value-type="string">
            <text:p>3^15 + <text:s/>anterior</text:p>
          </table:table-cell>
          <table:table-cell table:style-name="ce5" office:value-type="float" office:value="31221">
            <text:p>31221</text:p>
          </table:table-cell>
          <table:table-cell table:style-name="Gnumeric-default" table:number-columns-repeated="2"/>
          <table:table-cell table:style-name="ce4" office:value-type="float" office:value="20726199">
            <text:p>2,07E+7</text:p>
          </table:table-cell>
          <table:table-cell table:style-name="ce3" office:value-type="string">
            <text:p>3^15</text:p>
          </table:table-cell>
          <table:table-cell table:style-name="ce7" office:value-type="float" office:value="3177588">
            <text:p>3177588</text:p>
          </table:table-cell>
          <table:table-cell table:style-name="Gnumeric-default" table:number-columns-repeated="2"/>
          <table:table-cell table:style-name="ce4" office:value-type="float" office:value="14000000">
            <text:p>1,40E+7</text:p>
          </table:table-cell>
          <table:table-cell table:style-name="ce3" table:formula="of:=[.D63]/[.I63]" office:value-type="float" office:value="0.00982537698405205">
            <text:p>0,0098253769841</text:p>
          </table:table-cell>
          <table:table-cell table:style-name="Gnumeric-default"/>
          <table:table-cell table:style-name="Gnumeric-default" office:value-type="float" office:value="0.00982537698405205">
            <text:p>0,0098253769841</text:p>
          </table:table-cell>
          <table:table-cell table:style-name="Gnumeric-default" table:number-columns-repeated="3"/>
          <table:table-cell table:style-name="ce8" office:value-type="float" office:value="30670.4">
            <text:p>30670</text:p>
          </table:table-cell>
          <table:table-cell table:style-name="Gnumeric-default"/>
          <table:table-cell table:style-name="ce3" office:value-type="string">
            <text:p>3^15 + <text:s/>anterior</text:p>
          </table:table-cell>
          <table:table-cell table:style-name="Gnumeric-default"/>
          <table:table-cell table:style-name="Gnumeric-default" table:formula="of:=[.D63]/[.S63]" office:value-type="float" office:value="1.01795216234545">
            <text:p>1,0179521623455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64]+3^[.N63]+3^[.N62]" office:value-type="float" office:value="3">
            <text:p>3</text:p>
          </table:table-cell>
          <table:table-cell table:style-name="ce3" office:value-type="string">
            <text:p>3^16 + anterior</text:p>
          </table:table-cell>
          <table:table-cell table:style-name="ce5" office:value-type="float" office:value="33182">
            <text:p>33182</text:p>
          </table:table-cell>
          <table:table-cell table:style-name="Gnumeric-default" table:number-columns-repeated="2"/>
          <table:table-cell table:style-name="ce4" office:value-type="float" office:value="62178597">
            <text:p>6,22E+7</text:p>
          </table:table-cell>
          <table:table-cell table:style-name="ce3" office:value-type="string">
            <text:p>3^16</text:p>
          </table:table-cell>
          <table:table-cell table:style-name="ce7" office:value-type="float" office:value="3542253">
            <text:p>3542253</text:p>
          </table:table-cell>
          <table:table-cell table:style-name="Gnumeric-default" table:number-columns-repeated="2"/>
          <table:table-cell table:style-name="ce4" office:value-type="float" office:value="43000000">
            <text:p>4,30E+7</text:p>
          </table:table-cell>
          <table:table-cell table:style-name="ce3" table:formula="of:=[.D64]/[.I64]" office:value-type="float" office:value="0.00936748447951064">
            <text:p>0,0093674844795</text:p>
          </table:table-cell>
          <table:table-cell table:style-name="Gnumeric-default"/>
          <table:table-cell table:style-name="Gnumeric-default" office:value-type="float" office:value="0.00936748447951064">
            <text:p>0,0093674844795</text:p>
          </table:table-cell>
          <table:table-cell table:style-name="Gnumeric-default" table:number-columns-repeated="3"/>
          <table:table-cell table:style-name="ce8" office:value-type="float" office:value="32729.5">
            <text:p>32730</text:p>
          </table:table-cell>
          <table:table-cell table:style-name="Gnumeric-default"/>
          <table:table-cell table:style-name="ce3" office:value-type="string">
            <text:p>3^16 + anterior</text:p>
          </table:table-cell>
          <table:table-cell table:style-name="Gnumeric-default"/>
          <table:table-cell table:style-name="Gnumeric-default" table:formula="of:=[.D64]/[.S64]" office:value-type="float" office:value="1.01382544799035">
            <text:p>1,0138254479904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65]+3^[.N64]+3^[.N63]" office:value-type="float" office:value="3">
            <text:p>3</text:p>
          </table:table-cell>
          <table:table-cell table:style-name="ce3" office:value-type="string">
            <text:p>3^17 + <text:s/>anterior</text:p>
          </table:table-cell>
          <table:table-cell table:style-name="ce5" office:value-type="float" office:value="33304">
            <text:p>33304</text:p>
          </table:table-cell>
          <table:table-cell table:style-name="Gnumeric-default" table:number-columns-repeated="2"/>
          <table:table-cell table:style-name="ce4" office:value-type="float" office:value="186535791">
            <text:p>1,87E+8</text:p>
          </table:table-cell>
          <table:table-cell table:style-name="ce3" office:value-type="string">
            <text:p>3^17</text:p>
          </table:table-cell>
          <table:table-cell table:style-name="ce7" office:value-type="float" office:value="4750942">
            <text:p>4750942</text:p>
          </table:table-cell>
          <table:table-cell table:style-name="Gnumeric-default" table:number-columns-repeated="2"/>
          <table:table-cell table:style-name="ce4" office:value-type="float" office:value="130000000">
            <text:p>1,30E+8</text:p>
          </table:table-cell>
          <table:table-cell table:style-name="ce3" table:formula="of:=[.D65]/[.I65]" office:value-type="float" office:value="0.00700997823168542">
            <text:p>0,0070099782317</text:p>
          </table:table-cell>
          <table:table-cell table:style-name="Gnumeric-default"/>
          <table:table-cell table:style-name="Gnumeric-default" office:value-type="float" office:value="0.00700997823168542">
            <text:p>0,0070099782317</text:p>
          </table:table-cell>
          <table:table-cell table:style-name="Gnumeric-default" table:number-columns-repeated="3"/>
          <table:table-cell table:style-name="ce8" office:value-type="float" office:value="32716.7">
            <text:p>32717</text:p>
          </table:table-cell>
          <table:table-cell table:style-name="Gnumeric-default"/>
          <table:table-cell table:style-name="ce3" office:value-type="string">
            <text:p>3^17 + <text:s/>anterior</text:p>
          </table:table-cell>
          <table:table-cell table:style-name="Gnumeric-default"/>
          <table:table-cell table:style-name="Gnumeric-default" table:formula="of:=[.D65]/[.S65]" office:value-type="float" office:value="1.01795107697292">
            <text:p>1,0179510769729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66]+3^[.N65]+3^[.N64]" office:value-type="float" office:value="3">
            <text:p>3</text:p>
          </table:table-cell>
          <table:table-cell table:style-name="ce3" office:value-type="string">
            <text:p>3^18 <text:s/>+ <text:s/>anterior</text:p>
          </table:table-cell>
          <table:table-cell table:style-name="ce5" office:value-type="float" office:value="33427">
            <text:p>33427</text:p>
          </table:table-cell>
          <table:table-cell table:style-name="Gnumeric-default" table:number-columns-repeated="2"/>
          <table:table-cell table:style-name="ce4" office:value-type="float" office:value="559607373">
            <text:p>5,60E+8</text:p>
          </table:table-cell>
          <table:table-cell table:style-name="ce3" office:value-type="string">
            <text:p>3^18</text:p>
          </table:table-cell>
          <table:table-cell table:style-name="ce7" office:value-type="float" office:value="8215753">
            <text:p>8215753</text:p>
          </table:table-cell>
          <table:table-cell table:style-name="Gnumeric-default" table:number-columns-repeated="2"/>
          <table:table-cell table:style-name="ce4" office:value-type="float" office:value="390000000">
            <text:p>3,90E+8</text:p>
          </table:table-cell>
          <table:table-cell table:style-name="ce3" table:formula="of:=[.D66]/[.I66]" office:value-type="float" office:value="0.00406864714652449">
            <text:p>0,0040686471465</text:p>
          </table:table-cell>
          <table:table-cell table:style-name="Gnumeric-default"/>
          <table:table-cell table:style-name="Gnumeric-default" office:value-type="float" office:value="0.00406864714652449">
            <text:p>0,0040686471465</text:p>
          </table:table-cell>
          <table:table-cell table:style-name="Gnumeric-default" table:number-columns-repeated="3"/>
          <table:table-cell table:style-name="ce8" office:value-type="float" office:value="32704.9">
            <text:p>32705</text:p>
          </table:table-cell>
          <table:table-cell table:style-name="Gnumeric-default"/>
          <table:table-cell table:style-name="ce3" office:value-type="string">
            <text:p>3^18 <text:s/>+ <text:s/>anterior</text:p>
          </table:table-cell>
          <table:table-cell table:style-name="Gnumeric-default"/>
          <table:table-cell table:style-name="Gnumeric-default" table:formula="of:=[.D66]/[.S66]" office:value-type="float" office:value="1.02207926029433">
            <text:p>1,0220792602943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67]+3^[.N66]+3^[.N65]" office:value-type="float" office:value="3">
            <text:p>3</text:p>
          </table:table-cell>
          <table:table-cell table:style-name="ce3" office:value-type="string">
            <text:p>3^19 + anterior</text:p>
          </table:table-cell>
          <table:table-cell table:style-name="ce5" office:value-type="float" office:value="33795">
            <text:p>33795</text:p>
          </table:table-cell>
          <table:table-cell table:style-name="Gnumeric-default" table:number-columns-repeated="2"/>
          <table:table-cell table:style-name="ce4" office:value-type="float" office:value="1678822119">
            <text:p>1,68E+9</text:p>
          </table:table-cell>
          <table:table-cell table:style-name="ce3" office:value-type="string">
            <text:p>3^19</text:p>
          </table:table-cell>
          <table:table-cell table:style-name="ce7" office:value-type="float" office:value="14284686">
            <text:p>14284686</text:p>
          </table:table-cell>
          <table:table-cell table:style-name="Gnumeric-default" table:number-columns-repeated="2"/>
          <table:table-cell table:style-name="ce4" office:value-type="float" office:value="390000000">
            <text:p>3,90E+8</text:p>
          </table:table-cell>
          <table:table-cell table:style-name="ce3" table:formula="of:=[.D67]/[.I67]" office:value-type="float" office:value="0.0023658202917446">
            <text:p>0,0023658202917</text:p>
          </table:table-cell>
          <table:table-cell table:style-name="Gnumeric-default"/>
          <table:table-cell table:style-name="Gnumeric-default" office:value-type="float" office:value="0.0023658202917446">
            <text:p>0,0023658202917</text:p>
          </table:table-cell>
          <table:table-cell table:style-name="Gnumeric-default" table:number-columns-repeated="3"/>
          <table:table-cell table:style-name="ce8" office:value-type="float" office:value="32962.6">
            <text:p>32963</text:p>
          </table:table-cell>
          <table:table-cell table:style-name="Gnumeric-default"/>
          <table:table-cell table:style-name="ce3" office:value-type="string">
            <text:p>3^19 + anterior</text:p>
          </table:table-cell>
          <table:table-cell table:style-name="Gnumeric-default"/>
          <table:table-cell table:style-name="Gnumeric-default" table:formula="of:=[.D67]/[.S67]" office:value-type="float" office:value="1.02525286233489">
            <text:p>1,0252528623349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68]+3^[.N67]+3^[.N66]" office:value-type="float" office:value="3">
            <text:p>3</text:p>
          </table:table-cell>
          <table:table-cell table:style-name="ce3" office:value-type="string">
            <text:p>3^20 + anterior</text:p>
          </table:table-cell>
          <table:table-cell table:style-name="ce5" office:value-type="float" office:value="34040">
            <text:p>34040</text:p>
          </table:table-cell>
          <table:table-cell table:style-name="Gnumeric-default" table:number-columns-repeated="2"/>
          <table:table-cell table:style-name="ce4" office:value-type="float" office:value="5036466357">
            <text:p>5,04E+9</text:p>
          </table:table-cell>
          <table:table-cell table:style-name="ce3" office:value-type="string">
            <text:p>3^20</text:p>
          </table:table-cell>
          <table:table-cell table:style-name="ce7" office:value-type="float" office:value="24678137">
            <text:p>24678137</text:p>
          </table:table-cell>
          <table:table-cell table:style-name="Gnumeric-default" table:number-columns-repeated="2"/>
          <table:table-cell table:style-name="ce4" office:value-type="float" office:value="1200000000">
            <text:p>1,20E+9</text:p>
          </table:table-cell>
          <table:table-cell table:style-name="ce3" table:formula="of:=[.D68]/[.I68]" office:value-type="float" office:value="0.0013793585796205">
            <text:p>0,0013793585796</text:p>
          </table:table-cell>
          <table:table-cell table:style-name="Gnumeric-default"/>
          <table:table-cell table:style-name="Gnumeric-default" office:value-type="float" office:value="0.0013793585796205">
            <text:p>0,0013793585796</text:p>
          </table:table-cell>
          <table:table-cell table:style-name="Gnumeric-default" table:number-columns-repeated="3"/>
          <table:table-cell table:style-name="ce8" office:value-type="float" office:value="33085.1">
            <text:p>33085</text:p>
          </table:table-cell>
          <table:table-cell table:style-name="Gnumeric-default"/>
          <table:table-cell table:style-name="ce3" office:value-type="string">
            <text:p>3^20 + anterior</text:p>
          </table:table-cell>
          <table:table-cell table:style-name="Gnumeric-default"/>
          <table:table-cell table:style-name="Gnumeric-default" table:formula="of:=[.D68]/[.S68]" office:value-type="float" office:value="1.02886193482867">
            <text:p>1,0288619348287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69]+3^[.N68]+3^[.N67]" office:value-type="float" office:value="3">
            <text:p>3</text:p>
          </table:table-cell>
          <table:table-cell table:style-name="ce3" office:value-type="string">
            <text:p>3^21 + <text:s/>anterior</text:p>
          </table:table-cell>
          <table:table-cell table:style-name="ce5" office:value-type="float" office:value="34162">
            <text:p>34162</text:p>
          </table:table-cell>
          <table:table-cell table:style-name="Gnumeric-default" table:number-columns-repeated="2"/>
          <table:table-cell table:style-name="ce4" office:value-type="float" office:value="15109399071">
            <text:p>1,51E+10</text:p>
          </table:table-cell>
          <table:table-cell table:style-name="ce3"/>
          <table:table-cell table:style-name="ce7" office:value-type="float" office:value="43800519">
            <text:p>43800519</text:p>
          </table:table-cell>
          <table:table-cell table:style-name="Gnumeric-default" table:number-columns-repeated="4"/>
          <table:table-cell table:style-name="Gnumeric-default"/>
          <table:table-cell table:style-name="Gnumeric-default" table:number-columns-repeated="4"/>
          <table:table-cell table:style-name="ce8" office:value-type="float" office:value="33329">
            <text:p>33329</text:p>
          </table:table-cell>
          <table:table-cell table:style-name="Gnumeric-default"/>
          <table:table-cell table:style-name="ce3" office:value-type="string">
            <text:p>3^21 + <text:s/>anterior</text:p>
          </table:table-cell>
          <table:table-cell table:style-name="Gnumeric-default"/>
          <table:table-cell table:style-name="Gnumeric-default" table:formula="of:=[.D69]/[.S69]" office:value-type="float" office:value="1.02499324912239">
            <text:p>1,0249932491224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70]+3^[.N69]+3^[.N68]" office:value-type="float" office:value="3">
            <text:p>3</text:p>
          </table:table-cell>
          <table:table-cell table:style-name="ce3" office:value-type="string">
            <text:p>3^22 + <text:s/>anterior</text:p>
          </table:table-cell>
          <table:table-cell table:style-name="ce5" office:value-type="float" office:value="37348">
            <text:p>37348</text:p>
          </table:table-cell>
          <table:table-cell table:style-name="Gnumeric-default" table:number-columns-repeated="2"/>
          <table:table-cell table:style-name="ce4" office:value-type="float" office:value="45328197213">
            <text:p>4,53E+10</text:p>
          </table:table-cell>
          <table:table-cell table:style-name="ce3"/>
          <table:table-cell table:style-name="ce7" office:value-type="float" office:value="74030000">
            <text:p>74030000</text:p>
          </table:table-cell>
          <table:table-cell table:style-name="Gnumeric-default" table:number-columns-repeated="4"/>
          <table:table-cell table:style-name="Gnumeric-default"/>
          <table:table-cell table:style-name="Gnumeric-default" table:number-columns-repeated="4"/>
          <table:table-cell table:style-name="ce8" office:value-type="float" office:value="36417.6">
            <text:p>36418</text:p>
          </table:table-cell>
          <table:table-cell table:style-name="Gnumeric-default"/>
          <table:table-cell table:style-name="ce3" office:value-type="string">
            <text:p>3^22 + <text:s/>anterior</text:p>
          </table:table-cell>
          <table:table-cell table:style-name="Gnumeric-default"/>
          <table:table-cell table:style-name="Gnumeric-default" table:formula="of:=[.D70]/[.S70]" office:value-type="float" office:value="1.02554808663943">
            <text:p>1,0255480866394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71]+3^[.N70]+3^[.N69]" office:value-type="float" office:value="3">
            <text:p>3</text:p>
          </table:table-cell>
          <table:table-cell table:style-name="ce3" office:value-type="string">
            <text:p>3^23 + <text:s/>anterior</text:p>
          </table:table-cell>
          <table:table-cell table:style-name="ce5" office:value-type="float" office:value="37471">
            <text:p>37471</text:p>
          </table:table-cell>
          <table:table-cell table:style-name="Gnumeric-default" table:number-columns-repeated="2"/>
          <table:table-cell table:style-name="ce4" office:value-type="float" office:value="135984591639">
            <text:p>1,36E+11</text:p>
          </table:table-cell>
          <table:table-cell table:style-name="ce3"/>
          <table:table-cell table:style-name="ce7" office:value-type="float" office:value="128070556">
            <text:p>128070556</text:p>
          </table:table-cell>
          <table:table-cell table:style-name="Gnumeric-default" table:number-columns-repeated="4"/>
          <table:table-cell table:style-name="Gnumeric-default"/>
          <table:table-cell table:style-name="Gnumeric-default" table:number-columns-repeated="4"/>
          <table:table-cell table:style-name="ce8" office:value-type="float" office:value="36369.2">
            <text:p>36369</text:p>
          </table:table-cell>
          <table:table-cell table:style-name="Gnumeric-default"/>
          <table:table-cell table:style-name="ce3" office:value-type="string">
            <text:p>3^23 + <text:s/>anterior</text:p>
          </table:table-cell>
          <table:table-cell table:style-name="Gnumeric-default"/>
          <table:table-cell table:style-name="Gnumeric-default" table:formula="of:=[.D71]/[.S71]" office:value-type="float" office:value="1.03029486488567">
            <text:p>1,0302948648857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72]+3^[.N71]+3^[.N70]" office:value-type="float" office:value="3">
            <text:p>3</text:p>
          </table:table-cell>
          <table:table-cell table:style-name="ce3" office:value-type="string">
            <text:p>3^24 + <text:s/>anterior</text:p>
          </table:table-cell>
          <table:table-cell table:style-name="ce5" office:value-type="float" office:value="37961">
            <text:p>37961</text:p>
          </table:table-cell>
          <table:table-cell table:style-name="Gnumeric-default" table:number-columns-repeated="2"/>
          <table:table-cell table:style-name="ce4" office:value-type="float" office:value="407953774917">
            <text:p>4,08E+11</text:p>
          </table:table-cell>
          <table:table-cell table:style-name="ce3"/>
          <table:table-cell table:style-name="ce7" office:value-type="float" office:value="221789541">
            <text:p>221789541</text:p>
          </table:table-cell>
          <table:table-cell table:style-name="Gnumeric-default" table:number-columns-repeated="4"/>
          <table:table-cell table:style-name="Gnumeric-default"/>
          <table:table-cell table:style-name="Gnumeric-default" table:number-columns-repeated="4"/>
          <table:table-cell table:style-name="ce8" office:value-type="float" office:value="37250">
            <text:p>37250</text:p>
          </table:table-cell>
          <table:table-cell table:style-name="Gnumeric-default"/>
          <table:table-cell table:style-name="ce3" office:value-type="string">
            <text:p>3^24 + <text:s/>anterior</text:p>
          </table:table-cell>
          <table:table-cell table:style-name="Gnumeric-default"/>
          <table:table-cell table:style-name="Gnumeric-default" table:formula="of:=[.D72]/[.S72]" office:value-type="float" office:value="1.01908724832215">
            <text:p>1,0190872483222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73]+3^[.N72]+3^[.N71]" office:value-type="float" office:value="3">
            <text:p>3</text:p>
          </table:table-cell>
          <table:table-cell table:style-name="ce3" office:value-type="string">
            <text:p>3^25 + <text:s/>anterior</text:p>
          </table:table-cell>
          <table:table-cell table:style-name="ce5" office:value-type="float" office:value="38451">
            <text:p>38451</text:p>
          </table:table-cell>
          <table:table-cell table:style-name="Gnumeric-default" table:number-columns-repeated="2"/>
          <table:table-cell table:style-name="ce4" office:value-type="float" office:value="1223861324751">
            <text:p>1,22E+12</text:p>
          </table:table-cell>
          <table:table-cell table:style-name="ce3"/>
          <table:table-cell table:style-name="ce4"/>
          <table:table-cell table:style-name="Gnumeric-default" table:number-columns-repeated="4"/>
          <table:table-cell table:style-name="Gnumeric-default"/>
          <table:table-cell table:style-name="Gnumeric-default" table:number-columns-repeated="4"/>
          <table:table-cell table:style-name="ce8" office:value-type="float" office:value="38721">
            <text:p>38721</text:p>
          </table:table-cell>
          <table:table-cell table:style-name="Gnumeric-default"/>
          <table:table-cell table:style-name="ce3" office:value-type="string">
            <text:p>3^25 + <text:s/>anterior</text:p>
          </table:table-cell>
          <table:table-cell table:style-name="Gnumeric-default"/>
          <table:table-cell table:style-name="Gnumeric-default" table:formula="of:=[.D73]/[.S73]" office:value-type="float" office:value="0.99302703959092">
            <text:p>0,9930270395909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74]+3^[.N73]+3^[.N72]" office:value-type="float" office:value="3">
            <text:p>3</text:p>
          </table:table-cell>
          <table:table-cell table:style-name="ce3" office:value-type="string">
            <text:p>3^26 + <text:s/>anterior</text:p>
          </table:table-cell>
          <table:table-cell table:style-name="ce5" office:value-type="float" office:value="38573">
            <text:p>38573</text:p>
          </table:table-cell>
          <table:table-cell table:style-name="Gnumeric-default" table:number-columns-repeated="2"/>
          <table:table-cell table:style-name="ce4" office:value-type="float" office:value="3671583974253">
            <text:p>3,67E+12</text:p>
          </table:table-cell>
          <table:table-cell table:style-name="ce3"/>
          <table:table-cell table:style-name="ce4"/>
          <table:table-cell table:style-name="Gnumeric-default" table:number-columns-repeated="4"/>
          <table:table-cell table:style-name="Gnumeric-default"/>
          <table:table-cell table:style-name="Gnumeric-default" table:number-columns-repeated="4"/>
          <table:table-cell table:style-name="ce8" office:value-type="float" office:value="40191">
            <text:p>40191</text:p>
          </table:table-cell>
          <table:table-cell table:style-name="Gnumeric-default"/>
          <table:table-cell table:style-name="ce3" office:value-type="string">
            <text:p>3^26 + <text:s/>anterior</text:p>
          </table:table-cell>
          <table:table-cell table:style-name="Gnumeric-default"/>
          <table:table-cell table:style-name="Gnumeric-default" table:formula="of:=[.D74]/[.S74]" office:value-type="float" office:value="0.959742230847702">
            <text:p>0,9597422308477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75]+3^[.N74]+3^[.N73]" office:value-type="float" office:value="3">
            <text:p>3</text:p>
          </table:table-cell>
          <table:table-cell table:style-name="ce3" office:value-type="string">
            <text:p>3^27 + <text:s/>anterior</text:p>
          </table:table-cell>
          <table:table-cell table:style-name="ce5" office:value-type="float" office:value="39554">
            <text:p>39554</text:p>
          </table:table-cell>
          <table:table-cell table:style-name="Gnumeric-default" table:number-columns-repeated="2"/>
          <table:table-cell table:style-name="ce4" office:value-type="float" office:value="11014751922759">
            <text:p>1,10E+13</text:p>
          </table:table-cell>
          <table:table-cell table:style-name="ce3"/>
          <table:table-cell table:style-name="ce4"/>
          <table:table-cell table:style-name="Gnumeric-default" table:number-columns-repeated="4"/>
          <table:table-cell table:style-name="Gnumeric-default"/>
          <table:table-cell table:style-name="Gnumeric-default" table:number-columns-repeated="4"/>
          <table:table-cell table:style-name="ce8" office:value-type="float" office:value="84305">
            <text:p>84305</text:p>
          </table:table-cell>
          <table:table-cell table:style-name="Gnumeric-default"/>
          <table:table-cell table:style-name="ce3" office:value-type="string">
            <text:p>3^27 + <text:s/>anterior</text:p>
          </table:table-cell>
          <table:table-cell table:style-name="Gnumeric-default"/>
          <table:table-cell table:style-name="Gnumeric-default" table:formula="of:=[.D75]/[.S75]" office:value-type="float" office:value="0.469177391613783">
            <text:p>0,4691773916138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76]+3^[.N75]+3^[.N74]" office:value-type="float" office:value="3">
            <text:p>3</text:p>
          </table:table-cell>
          <table:table-cell table:style-name="ce3" office:value-type="string">
            <text:p>3^28 + anterior</text:p>
          </table:table-cell>
          <table:table-cell table:style-name="ce5" office:value-type="float" office:value="40167">
            <text:p>40167</text:p>
          </table:table-cell>
          <table:table-cell table:style-name="Gnumeric-default" table:number-columns-repeated="2"/>
          <table:table-cell table:style-name="ce4" office:value-type="float" office:value="33044255768277">
            <text:p>3,30E+13</text:p>
          </table:table-cell>
          <table:table-cell table:style-name="ce3"/>
          <table:table-cell table:style-name="ce4"/>
          <table:table-cell table:style-name="Gnumeric-default" table:number-columns-repeated="4"/>
          <table:table-cell table:style-name="Gnumeric-default"/>
          <table:table-cell table:style-name="Gnumeric-default" table:number-columns-repeated="4"/>
          <table:table-cell table:style-name="ce8" office:value-type="float" office:value="84304">
            <text:p>84304</text:p>
          </table:table-cell>
          <table:table-cell table:style-name="Gnumeric-default"/>
          <table:table-cell table:style-name="ce3" office:value-type="string">
            <text:p>3^28 + anterior</text:p>
          </table:table-cell>
          <table:table-cell table:style-name="Gnumeric-default"/>
          <table:table-cell table:style-name="Gnumeric-default" table:formula="of:=[.D76]/[.S76]" office:value-type="float" office:value="0.476454260770545">
            <text:p>0,4764542607705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77]+3^[.N76]+3^[.N75]" office:value-type="float" office:value="3">
            <text:p>3</text:p>
          </table:table-cell>
          <table:table-cell table:style-name="ce3" office:value-type="string">
            <text:p>3^29 + <text:s/>anterior</text:p>
          </table:table-cell>
          <table:table-cell table:style-name="ce5" office:value-type="float" office:value="41025">
            <text:p>41025</text:p>
          </table:table-cell>
          <table:table-cell table:style-name="Gnumeric-default" table:number-columns-repeated="2"/>
          <table:table-cell table:style-name="ce4" office:value-type="float" office:value="99132767304831">
            <text:p>9,91E+13</text:p>
          </table:table-cell>
          <table:table-cell table:style-name="ce3"/>
          <table:table-cell table:style-name="ce4"/>
          <table:table-cell table:style-name="Gnumeric-default" table:number-columns-repeated="4"/>
          <table:table-cell table:style-name="Gnumeric-default"/>
          <table:table-cell table:style-name="Gnumeric-default" table:number-columns-repeated="4"/>
          <table:table-cell table:style-name="ce8" office:value-type="float" office:value="84305">
            <text:p>84305</text:p>
          </table:table-cell>
          <table:table-cell table:style-name="Gnumeric-default"/>
          <table:table-cell table:style-name="ce3" office:value-type="string">
            <text:p>3^29 + <text:s/>anterior</text:p>
          </table:table-cell>
          <table:table-cell table:style-name="Gnumeric-default"/>
          <table:table-cell table:style-name="Gnumeric-default" table:formula="of:=[.D77]/[.S77]" office:value-type="float" office:value="0.486625941521855">
            <text:p>0,4866259415219</text:p>
          </table:table-cell>
          <table:table-cell table:style-name="Gnumeric-default" table:number-columns-repeated="233"/>
        </table:table-row>
        <table:table-row table:style-name="ro6">
          <table:table-cell table:style-name="Gnumeric-default"/>
          <table:table-cell table:style-name="ce3" table:formula="of:=3^[.N78]+3^[.N77]+3^[.N76]" office:value-type="float" office:value="3">
            <text:p>3</text:p>
          </table:table-cell>
          <table:table-cell table:style-name="ce3" office:value-type="string">
            <text:p>3^30 + <text:s/>anterior</text:p>
          </table:table-cell>
          <table:table-cell table:style-name="ce3"/>
          <table:table-cell table:style-name="Gnumeric-default" table:number-columns-repeated="2"/>
          <table:table-cell table:style-name="ce4" office:value-type="float" office:value="91507169819845">
            <text:p>9,15E+13</text:p>
          </table:table-cell>
          <table:table-cell table:style-name="ce3"/>
          <table:table-cell table:style-name="ce4"/>
          <table:table-cell table:style-name="Gnumeric-default" table:number-columns-repeated="4"/>
          <table:table-cell table:style-name="Gnumeric-default"/>
          <table:table-cell table:style-name="Gnumeric-default" table:number-columns-repeated="6"/>
          <table:table-cell table:style-name="ce3" office:value-type="string">
            <text:p>3^30 + <text:s/>anterior</text:p>
          </table:table-cell>
          <table:table-cell table:style-name="Gnumeric-default" table:number-columns-repeated="235"/>
        </table:table-row>
        <table:table-row table:style-name="AROW-0" table:number-rows-repeated="4">
          <table:table-cell table:number-columns-repeated="256"/>
        </table:table-row>
        <table:table-row table:style-name="ro5">
          <table:table-cell table:style-name="Gnumeric-default"/>
          <table:table-cell table:style-name="Gnumeric-default" office:value-type="string">
            <text:p>tiempo caso no multiplo de 3</text:p>
          </table:table-cell>
          <table:table-cell table:style-name="Gnumeric-default" table:number-columns-repeated="7"/>
          <table:table-cell table:style-name="ce3" office:value-type="string" table:number-columns-spanned="5" table:number-rows-spanned="1">
            <text:p>TIEMPO O(RAIZ DE P)</text:p>
          </table:table-cell>
          <table:covered-table-cell table:number-columns-repeated="4"/>
          <table:table-cell table:style-name="Gnumeric-default" table:number-columns-repeated="242"/>
        </table:table-row>
        <table:table-row table:style-name="AROW-0">
          <table:table-cell table:style-name="Gnumeric-default" table:number-columns-repeated="9"/>
          <table:table-cell table:style-name="ce6" table:number-columns-repeated="5"/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TIEMPO</text:p>
          </table:table-cell>
          <table:table-cell table:style-name="Gnumeric-default" table:number-columns-repeated="5"/>
          <table:table-cell table:style-name="ce3" office:value-type="string">
            <text:p>LLAVE</text:p>
          </table:table-cell>
          <table:table-cell table:style-name="ce3" office:value-type="string">
            <text:p>TIPO</text:p>
          </table:table-cell>
          <table:table-cell table:style-name="ce3" table:number-columns-repeated="2"/>
          <table:table-cell table:style-name="ce3" office:value-type="string">
            <text:p>TIEMPO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float" office:value="2239">
            <text:p>2239</text:p>
          </table:table-cell>
          <table:table-cell table:style-name="ce5"/>
          <table:table-cell table:style-name="Gnumeric-default" table:number-columns-repeated="4"/>
          <table:table-cell table:style-name="ce3" office:value-type="float" office:value="1">
            <text:p>1</text:p>
          </table:table-cell>
          <table:table-cell table:style-name="ce3" office:value-type="string">
            <text:p>3^0</text:p>
          </table:table-cell>
          <table:table-cell table:style-name="ce3" table:number-columns-repeated="2"/>
          <table:table-cell table:style-name="ce3" office:value-type="float" office:value="1960">
            <text:p>1960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office:value-type="float" office:value="2">
            <text:p>2</text:p>
          </table:table-cell>
          <table:table-cell table:style-name="ce3"/>
          <table:table-cell table:style-name="ce5" office:value-type="float" office:value="6371">
            <text:p>6371</text:p>
          </table:table-cell>
          <table:table-cell table:style-name="ce5"/>
          <table:table-cell table:style-name="Gnumeric-default" table:number-columns-repeated="4"/>
          <table:table-cell table:style-name="ce3" office:value-type="float" office:value="4">
            <text:p>4</text:p>
          </table:table-cell>
          <table:table-cell table:style-name="ce3" office:value-type="string">
            <text:p>3^1</text:p>
          </table:table-cell>
          <table:table-cell table:style-name="ce3" table:number-columns-repeated="2"/>
          <table:table-cell table:style-name="ce3" office:value-type="float" office:value="1961">
            <text:p>1961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float" office:value="5883">
            <text:p>5883</text:p>
          </table:table-cell>
          <table:table-cell table:style-name="ce5"/>
          <table:table-cell table:style-name="Gnumeric-default" table:number-columns-repeated="4"/>
          <table:table-cell table:style-name="ce3" office:value-type="float" office:value="13">
            <text:p>13</text:p>
          </table:table-cell>
          <table:table-cell table:style-name="ce3" office:value-type="string">
            <text:p>3^2</text:p>
          </table:table-cell>
          <table:table-cell table:style-name="ce3" table:number-columns-repeated="2"/>
          <table:table-cell table:style-name="ce3" office:value-type="float" office:value="2941">
            <text:p>2941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office:value-type="float" office:value="13">
            <text:p>13</text:p>
          </table:table-cell>
          <table:table-cell table:style-name="ce3"/>
          <table:table-cell table:style-name="ce5" office:value-type="float" office:value="6372">
            <text:p>6372</text:p>
          </table:table-cell>
          <table:table-cell table:style-name="ce5"/>
          <table:table-cell table:style-name="Gnumeric-default" table:number-columns-repeated="4"/>
          <table:table-cell table:style-name="ce3" office:value-type="float" office:value="39">
            <text:p>39</text:p>
          </table:table-cell>
          <table:table-cell table:style-name="ce3" office:value-type="string">
            <text:p>3^3</text:p>
          </table:table-cell>
          <table:table-cell table:style-name="ce3" table:number-columns-repeated="2"/>
          <table:table-cell table:style-name="ce3" office:value-type="float" office:value="5882">
            <text:p>5882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office:value-type="float" office:value="28">
            <text:p>28</text:p>
          </table:table-cell>
          <table:table-cell table:style-name="ce3"/>
          <table:table-cell table:style-name="ce5" office:value-type="float" office:value="7597">
            <text:p>7597</text:p>
          </table:table-cell>
          <table:table-cell table:style-name="ce5"/>
          <table:table-cell table:style-name="Gnumeric-default" table:number-columns-repeated="4"/>
          <table:table-cell table:style-name="ce3" office:value-type="float" office:value="117">
            <text:p>117</text:p>
          </table:table-cell>
          <table:table-cell table:style-name="ce3" office:value-type="string">
            <text:p>3^4</text:p>
          </table:table-cell>
          <table:table-cell table:style-name="ce3" table:number-columns-repeated="2"/>
          <table:table-cell table:style-name="ce3" office:value-type="float" office:value="8822">
            <text:p>8822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office:value-type="float" office:value="38">
            <text:p>38</text:p>
          </table:table-cell>
          <table:table-cell table:style-name="ce3"/>
          <table:table-cell table:style-name="ce5" office:value-type="float" office:value="9019">
            <text:p>9019</text:p>
          </table:table-cell>
          <table:table-cell table:style-name="ce5"/>
          <table:table-cell table:style-name="Gnumeric-default" table:number-columns-repeated="4"/>
          <table:table-cell table:style-name="ce3" office:value-type="float" office:value="351">
            <text:p>351</text:p>
          </table:table-cell>
          <table:table-cell table:style-name="ce3" office:value-type="string">
            <text:p>3^5</text:p>
          </table:table-cell>
          <table:table-cell table:style-name="ce3" table:number-columns-repeated="2"/>
          <table:table-cell table:style-name="ce3" office:value-type="float" office:value="14704">
            <text:p>14704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 table:number-columns-repeated="3"/>
          <table:table-cell table:style-name="ce5" office:value-type="float" office:value="8534">
            <text:p>8534</text:p>
          </table:table-cell>
          <table:table-cell table:style-name="ce5"/>
          <table:table-cell table:style-name="Gnumeric-default" table:number-columns-repeated="4"/>
          <table:table-cell table:style-name="ce3" office:value-type="float" office:value="1053">
            <text:p>1053</text:p>
          </table:table-cell>
          <table:table-cell table:style-name="ce3" office:value-type="string">
            <text:p>3^6</text:p>
          </table:table-cell>
          <table:table-cell table:style-name="ce3" table:number-columns-repeated="2"/>
          <table:table-cell table:style-name="ce3" office:value-type="float" office:value="24017">
            <text:p>24017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 table:number-columns-repeated="3"/>
          <table:table-cell table:style-name="ce5" office:value-type="float" office:value="9803">
            <text:p>9803</text:p>
          </table:table-cell>
          <table:table-cell table:style-name="ce5"/>
          <table:table-cell table:style-name="Gnumeric-default" table:number-columns-repeated="4"/>
          <table:table-cell table:style-name="ce3" office:value-type="float" office:value="3159">
            <text:p>3159</text:p>
          </table:table-cell>
          <table:table-cell table:style-name="ce3" office:value-type="string">
            <text:p>3^7</text:p>
          </table:table-cell>
          <table:table-cell table:style-name="ce3" table:number-columns-repeated="2"/>
          <table:table-cell table:style-name="ce3" office:value-type="float" office:value="39702">
            <text:p>39702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 table:number-columns-repeated="3"/>
          <table:table-cell table:style-name="ce5" office:value-type="float" office:value="11071">
            <text:p>11071</text:p>
          </table:table-cell>
          <table:table-cell table:style-name="Gnumeric-default" table:number-columns-repeated="5"/>
          <table:table-cell table:style-name="ce3" office:value-type="float" office:value="9477">
            <text:p>9477</text:p>
          </table:table-cell>
          <table:table-cell table:style-name="ce3" office:value-type="string">
            <text:p>3^8</text:p>
          </table:table-cell>
          <table:table-cell table:style-name="ce3" table:number-columns-repeated="2"/>
          <table:table-cell table:style-name="ce3" office:value-type="float" office:value="101949">
            <text:p>101949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12340">
            <text:p>12340</text:p>
          </table:table-cell>
          <table:table-cell table:style-name="Gnumeric-default" table:number-columns-repeated="5"/>
          <table:table-cell table:style-name="ce3" office:value-type="float" office:value="28431">
            <text:p>28431</text:p>
          </table:table-cell>
          <table:table-cell table:style-name="ce3" office:value-type="string">
            <text:p>3^9</text:p>
          </table:table-cell>
          <table:table-cell table:style-name="ce3" table:number-columns-repeated="2"/>
          <table:table-cell table:style-name="ce3" office:value-type="float" office:value="150964">
            <text:p>150964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13609">
            <text:p>13609</text:p>
          </table:table-cell>
          <table:table-cell table:style-name="Gnumeric-default" table:number-columns-repeated="5"/>
          <table:table-cell table:style-name="ce3" office:value-type="float" office:value="85293">
            <text:p>85293</text:p>
          </table:table-cell>
          <table:table-cell table:style-name="ce3" office:value-type="string">
            <text:p>3^10</text:p>
          </table:table-cell>
          <table:table-cell table:style-name="ce3" table:number-columns-repeated="2"/>
          <table:table-cell table:style-name="ce3" office:value-type="float" office:value="235758">
            <text:p>235758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19877">
            <text:p>19877</text:p>
          </table:table-cell>
          <table:table-cell table:style-name="Gnumeric-default" table:number-columns-repeated="5"/>
          <table:table-cell table:style-name="ce3" office:value-type="float" office:value="255879">
            <text:p>255879</text:p>
          </table:table-cell>
          <table:table-cell table:style-name="ce3" office:value-type="string">
            <text:p>3^11</text:p>
          </table:table-cell>
          <table:table-cell table:style-name="ce3" table:number-columns-repeated="2"/>
          <table:table-cell table:style-name="ce4" office:value-type="float" office:value="348981">
            <text:p>3,49E+5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20146">
            <text:p>20146</text:p>
          </table:table-cell>
          <table:table-cell table:style-name="Gnumeric-default" table:number-columns-repeated="5"/>
          <table:table-cell table:style-name="ce3" office:value-type="float" office:value="767637">
            <text:p>767637</text:p>
          </table:table-cell>
          <table:table-cell table:style-name="ce3" office:value-type="string">
            <text:p>3^12</text:p>
          </table:table-cell>
          <table:table-cell table:style-name="ce3" table:number-columns-repeated="2"/>
          <table:table-cell table:style-name="ce4" office:value-type="float" office:value="788147">
            <text:p>7,88E+5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21115">
            <text:p>21115</text:p>
          </table:table-cell>
          <table:table-cell table:style-name="Gnumeric-default" table:number-columns-repeated="5"/>
          <table:table-cell table:style-name="ce3" office:value-type="float" office:value="2302911">
            <text:p>2302911</text:p>
          </table:table-cell>
          <table:table-cell table:style-name="ce3" office:value-type="string">
            <text:p>3^13</text:p>
          </table:table-cell>
          <table:table-cell table:style-name="ce3" table:number-columns-repeated="2"/>
          <table:table-cell table:style-name="ce4" office:value-type="float" office:value="1043021">
            <text:p>1,04E+6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26295">
            <text:p>26295</text:p>
          </table:table-cell>
          <table:table-cell table:style-name="Gnumeric-default" table:number-columns-repeated="5"/>
          <table:table-cell table:style-name="ce3" office:value-type="float" office:value="6908733">
            <text:p>6908733</text:p>
          </table:table-cell>
          <table:table-cell table:style-name="ce3" office:value-type="string">
            <text:p>3^14</text:p>
          </table:table-cell>
          <table:table-cell table:style-name="ce3" table:number-columns-repeated="2"/>
          <table:table-cell table:style-name="ce4" office:value-type="float" office:value="1839502">
            <text:p>1,84E+6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31171">
            <text:p>31171</text:p>
          </table:table-cell>
          <table:table-cell table:style-name="Gnumeric-default" table:number-columns-repeated="5"/>
          <table:table-cell table:style-name="ce4" office:value-type="float" office:value="20726199">
            <text:p>2,07E+7</text:p>
          </table:table-cell>
          <table:table-cell table:style-name="ce3" office:value-type="string">
            <text:p>3^15</text:p>
          </table:table-cell>
          <table:table-cell table:style-name="ce3" table:number-columns-repeated="2"/>
          <table:table-cell table:style-name="ce4" office:value-type="float" office:value="3177588">
            <text:p>3,18E+6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33132">
            <text:p>33132</text:p>
          </table:table-cell>
          <table:table-cell table:style-name="Gnumeric-default" table:number-columns-repeated="5"/>
          <table:table-cell table:style-name="ce4" office:value-type="float" office:value="62178597">
            <text:p>6,22E+7</text:p>
          </table:table-cell>
          <table:table-cell table:style-name="ce3" office:value-type="string">
            <text:p>3^16</text:p>
          </table:table-cell>
          <table:table-cell table:style-name="ce3" table:number-columns-repeated="2"/>
          <table:table-cell table:style-name="ce4" office:value-type="float" office:value="3542253">
            <text:p>3,54E+6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33254">
            <text:p>33254</text:p>
          </table:table-cell>
          <table:table-cell table:style-name="Gnumeric-default" table:number-columns-repeated="5"/>
          <table:table-cell table:style-name="ce4" office:value-type="float" office:value="186535791">
            <text:p>1,87E+8</text:p>
          </table:table-cell>
          <table:table-cell table:style-name="ce3" office:value-type="string">
            <text:p>3^17</text:p>
          </table:table-cell>
          <table:table-cell table:style-name="ce3" table:number-columns-repeated="2"/>
          <table:table-cell table:style-name="ce3" office:value-type="float" office:value="4750942">
            <text:p>4750942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 table:number-columns-repeated="3"/>
          <table:table-cell table:style-name="ce5" office:value-type="float" office:value="33377">
            <text:p>33377</text:p>
          </table:table-cell>
          <table:table-cell table:style-name="Gnumeric-default" table:number-columns-repeated="5"/>
          <table:table-cell table:style-name="ce4" office:value-type="float" office:value="559607373">
            <text:p>5,60E+8</text:p>
          </table:table-cell>
          <table:table-cell table:style-name="ce3" office:value-type="string">
            <text:p>3^18</text:p>
          </table:table-cell>
          <table:table-cell table:style-name="ce3" table:number-columns-repeated="2"/>
          <table:table-cell table:style-name="ce3" office:value-type="float" office:value="8215753">
            <text:p>8215753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33645">
            <text:p>33645</text:p>
          </table:table-cell>
          <table:table-cell table:style-name="Gnumeric-default" table:number-columns-repeated="5"/>
          <table:table-cell table:style-name="ce4" office:value-type="float" office:value="1678822119">
            <text:p>1,68E+9</text:p>
          </table:table-cell>
          <table:table-cell table:style-name="ce3" office:value-type="string">
            <text:p>3^19</text:p>
          </table:table-cell>
          <table:table-cell table:style-name="ce3" table:number-columns-repeated="2"/>
          <table:table-cell table:style-name="ce4" office:value-type="float" office:value="14284686">
            <text:p>1,43E+7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33590">
            <text:p>33590</text:p>
          </table:table-cell>
          <table:table-cell table:style-name="Gnumeric-default" table:number-columns-repeated="5"/>
          <table:table-cell table:style-name="ce4" office:value-type="float" office:value="5036466357">
            <text:p>5,04E+9</text:p>
          </table:table-cell>
          <table:table-cell table:style-name="ce3" office:value-type="string">
            <text:p>3^20</text:p>
          </table:table-cell>
          <table:table-cell table:style-name="ce3" table:number-columns-repeated="2"/>
          <table:table-cell table:style-name="ce4" office:value-type="float" office:value="24678137">
            <text:p>2,47E+7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33112">
            <text:p>33112</text:p>
          </table:table-cell>
          <table:table-cell table:style-name="Gnumeric-default" table:number-columns-repeated="5"/>
          <table:table-cell table:style-name="ce4" office:value-type="float" office:value="15109399071">
            <text:p>1,51E+10</text:p>
          </table:table-cell>
          <table:table-cell table:style-name="ce3" table:number-columns-repeated="3"/>
          <table:table-cell table:style-name="ce4" office:value-type="float" office:value="43800519">
            <text:p>4,38E+7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37098">
            <text:p>37098</text:p>
          </table:table-cell>
          <table:table-cell table:style-name="Gnumeric-default" table:number-columns-repeated="5"/>
          <table:table-cell table:style-name="ce4" office:value-type="float" office:value="45328197213">
            <text:p>4,53E+10</text:p>
          </table:table-cell>
          <table:table-cell table:style-name="ce3" table:number-columns-repeated="3"/>
          <table:table-cell table:style-name="ce4" office:value-type="float" office:value="74030000">
            <text:p>7,40E+7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37021">
            <text:p>37021</text:p>
          </table:table-cell>
          <table:table-cell table:style-name="Gnumeric-default" table:number-columns-repeated="5"/>
          <table:table-cell table:style-name="ce4" office:value-type="float" office:value="135984591639">
            <text:p>1,36E+11</text:p>
          </table:table-cell>
          <table:table-cell table:style-name="ce3" table:number-columns-repeated="3"/>
          <table:table-cell table:style-name="ce4" office:value-type="float" office:value="128070556">
            <text:p>1,28E+8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37011">
            <text:p>37011</text:p>
          </table:table-cell>
          <table:table-cell table:style-name="Gnumeric-default" table:number-columns-repeated="5"/>
          <table:table-cell table:style-name="ce4" office:value-type="float" office:value="407953774917">
            <text:p>4,08E+11</text:p>
          </table:table-cell>
          <table:table-cell table:style-name="ce3" table:number-columns-repeated="3"/>
          <table:table-cell table:style-name="ce4" office:value-type="float" office:value="221789541">
            <text:p>2,22E+8</text:p>
          </table:table-cell>
          <table:table-cell table:style-name="Gnumeric-default" table:number-columns-repeated="242"/>
        </table:table-row>
        <table:table-row table:style-name="ro5">
          <table:table-cell table:style-name="Gnumeric-default" table:number-columns-repeated="3"/>
          <table:table-cell table:style-name="ce5" office:value-type="float" office:value="38001">
            <text:p>38001</text:p>
          </table:table-cell>
          <table:table-cell table:style-name="Gnumeric-default" table:number-columns-repeated="5"/>
          <table:table-cell table:style-name="ce4" office:value-type="float" office:value="1223861324751">
            <text:p>1,22E+12</text:p>
          </table:table-cell>
          <table:table-cell table:style-name="ce3" table:number-columns-repeated="3"/>
          <table:table-cell table:style-name="ce4"/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38023">
            <text:p>38023</text:p>
          </table:table-cell>
          <table:table-cell table:style-name="Gnumeric-default" table:number-columns-repeated="5"/>
          <table:table-cell table:style-name="ce4" office:value-type="float" office:value="3671583974253">
            <text:p>3,67E+12</text:p>
          </table:table-cell>
          <table:table-cell table:style-name="ce3" table:number-columns-repeated="3"/>
          <table:table-cell table:style-name="ce4"/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39004">
            <text:p>39004</text:p>
          </table:table-cell>
          <table:table-cell table:style-name="Gnumeric-default" table:number-columns-repeated="5"/>
          <table:table-cell table:style-name="ce4" office:value-type="float" office:value="11014751922759">
            <text:p>1,10E+13</text:p>
          </table:table-cell>
          <table:table-cell table:style-name="ce3" table:number-columns-repeated="3"/>
          <table:table-cell table:style-name="ce4"/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40017">
            <text:p>40017</text:p>
          </table:table-cell>
          <table:table-cell table:style-name="Gnumeric-default" table:number-columns-repeated="5"/>
          <table:table-cell table:style-name="ce4" office:value-type="float" office:value="33044255768277">
            <text:p>3,30E+13</text:p>
          </table:table-cell>
          <table:table-cell table:style-name="ce3" table:number-columns-repeated="3"/>
          <table:table-cell table:style-name="ce4"/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40200">
            <text:p>40200</text:p>
          </table:table-cell>
          <table:table-cell table:style-name="Gnumeric-default" table:number-columns-repeated="5"/>
          <table:table-cell table:style-name="ce4" office:value-type="float" office:value="99132767304831">
            <text:p>9,91E+13</text:p>
          </table:table-cell>
          <table:table-cell table:style-name="ce3" table:number-columns-repeated="3"/>
          <table:table-cell table:style-name="ce4"/>
          <table:table-cell table:style-name="Gnumeric-default" table:number-columns-repeated="242"/>
        </table:table-row>
        <table:table-row table:style-name="ro5">
          <table:table-cell table:style-name="Gnumeric-default"/>
          <table:table-cell table:style-name="ce3" table:number-columns-repeated="2"/>
          <table:table-cell table:style-name="ce5" office:value-type="float" office:value="40117">
            <text:p>40117</text:p>
          </table:table-cell>
          <table:table-cell table:style-name="Gnumeric-default" table:number-columns-repeated="5"/>
          <table:table-cell table:style-name="ce4" office:value-type="float" office:value="91507169819845">
            <text:p>9,15E+13</text:p>
          </table:table-cell>
          <table:table-cell table:style-name="ce3" table:number-columns-repeated="3"/>
          <table:table-cell table:style-name="ce4"/>
          <table:table-cell table:style-name="Gnumeric-default" table:number-columns-repeated="242"/>
        </table:table-row>
        <table:table-row table:style-name="AROW-0" table:number-rows-repeated="1048459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table table:name="Hoja2" table:style-name="ta-0xb95ca160" table:print="false">
        <office:forms form:automatic-focus="false" form:apply-design-mode="false">
          <form:form/>
        </office:forms>
        <table:table-column table:default-cell-style-name="ACE-0xb95d30cc" table:style-name="ACOL-1"/>
        <table:table-column table:default-cell-style-name="ACE-0xb95d30cc" table:style-name="ACOL-3" table:number-columns-repeated="127"/>
        <table:table-row table:style-name="AROW-0">
          <table:table-cell table:number-columns-repeated="128"/>
        </table:table-row>
        <table:table-row table:style-name="AROW-7" table:number-rows-repeated="127">
          <table:table-cell table:number-columns-repeated="128"/>
        </table:table-row>
        <table:named-expressions>
          <table:named-expression table:name="Print_Area" table:expression="of:=#REF!" table:base-cell-address="$'Hoja2'.$A$1"/>
          <table:named-expression table:name="Sheet_Title" table:expression="of:=&quot;Hoja2&quot;" table:base-cell-address="$'Hoja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oja3" table:style-name="ta-0xb95ca2b0" table:print="false">
        <office:forms form:automatic-focus="false" form:apply-design-mode="false">
          <form:form/>
        </office:forms>
        <table:table-column table:default-cell-style-name="ACE-0xb95d318c" table:style-name="ACOL-1"/>
        <table:table-column table:default-cell-style-name="ACE-0xb95d318c" table:style-name="ACOL-3" table:number-columns-repeated="127"/>
        <table:table-row table:style-name="AROW-0">
          <table:table-cell table:number-columns-repeated="128"/>
        </table:table-row>
        <table:table-row table:style-name="AROW-7" table:number-rows-repeated="127">
          <table:table-cell table:number-columns-repeated="128"/>
        </table:table-row>
        <table:named-expressions>
          <table:named-expression table:name="Print_Area" table:expression="of:=#REF!" table:base-cell-address="$'Hoja3'.$A$1"/>
          <table:named-expression table:name="Sheet_Title" table:expression="of:=&quot;Hoja3&quot;" table:base-cell-address="$'Hoja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>
        <table:named-range table:name="__Anonymous_Sheet_DB__0" table:base-cell-address="$Hoja1.$A$1" table:cell-range-address="$Hoja1.$S$48:.$S$77" table:range-usable-as="repeat-column repeat-row filter print-range"/>
      </table:named-expressions>
      <table:database-ranges>
        <table:database-range table:name="__Anonymous_Sheet_DB__0" table:target-range-address="Hoja1.S48:Hoja1.S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5">
      <number:scientific-number number:decimal-places="2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2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3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23:57:49</dc:date>
    <dc:title>Tables</dc:title>
    <meta:creation-date>2016-09-24T19:44:46Z</meta:creation-date>
    <meta:editing-cycles>4</meta:editing-cycles>
    <meta:editing-duration>PT5H9M30S</meta:editing-duration>
    <meta:generator>LibreOffice/3.5$Linux_x86 LibreOffice_project/350m1$Build-2</meta:generator>
    <meta:initial-creator>Guido Tripodi</meta:initial-creator>
    <meta:document-statistic meta:table-count="3" meta:cell-count="796" meta:object-count="0"/>
  </office:meta>
</office:document-meta>
</file>